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Ubuntu" svg:font-family="Ubuntu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1c2273" officeooo:paragraph-rsid="0029e1ad"/>
    </style:style>
    <style:style style:name="P2" style:family="paragraph" style:parent-style-name="Standard">
      <style:paragraph-properties fo:line-height="115%"/>
      <style:text-properties officeooo:rsid="001c2273" officeooo:paragraph-rsid="002dd1f3"/>
    </style:style>
    <style:style style:name="P3" style:family="paragraph" style:parent-style-name="Standard">
      <style:paragraph-properties fo:line-height="115%"/>
      <style:text-properties officeooo:rsid="001c2273" officeooo:paragraph-rsid="00692fce"/>
    </style:style>
    <style:style style:name="P4" style:family="paragraph" style:parent-style-name="Standard">
      <style:paragraph-properties fo:line-height="115%"/>
      <style:text-properties officeooo:rsid="001c2273" officeooo:paragraph-rsid="001c2273"/>
    </style:style>
    <style:style style:name="P5" style:family="paragraph" style:parent-style-name="Standard">
      <style:paragraph-properties fo:line-height="115%"/>
      <style:text-properties officeooo:rsid="001c2273" officeooo:paragraph-rsid="016228ca"/>
    </style:style>
    <style:style style:name="P6" style:family="paragraph" style:parent-style-name="Standard">
      <style:paragraph-properties fo:line-height="115%"/>
      <style:text-properties fo:font-weight="bold" officeooo:rsid="001c2273" officeooo:paragraph-rsid="001c2273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officeooo:rsid="001c2273" officeooo:paragraph-rsid="002725e3" style:font-weight-asian="bold" style:font-weight-complex="bold"/>
    </style:style>
    <style:style style:name="P8" style:family="paragraph" style:parent-style-name="Standard">
      <style:paragraph-properties fo:line-height="115%"/>
      <style:text-properties fo:font-weight="bold" officeooo:rsid="001c2273" officeooo:paragraph-rsid="003c2630" style:font-weight-asian="bold" style:font-weight-complex="bold"/>
    </style:style>
    <style:style style:name="P9" style:family="paragraph" style:parent-style-name="Standard">
      <style:paragraph-properties fo:line-height="115%"/>
      <style:text-properties fo:font-weight="bold" officeooo:rsid="001c2273" officeooo:paragraph-rsid="004073a3" style:font-weight-asian="bold" style:font-weight-complex="bold"/>
    </style:style>
    <style:style style:name="P10" style:family="paragraph" style:parent-style-name="Standard">
      <style:paragraph-properties fo:line-height="115%"/>
      <style:text-properties fo:font-weight="bold" officeooo:rsid="001c2273" officeooo:paragraph-rsid="0044f5d4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bold" officeooo:rsid="001c2273" officeooo:paragraph-rsid="004aeb21" style:font-weight-asian="bold" style:font-weight-complex="bold"/>
    </style:style>
    <style:style style:name="P12" style:family="paragraph" style:parent-style-name="Standard">
      <style:paragraph-properties fo:line-height="115%"/>
      <style:text-properties fo:font-weight="bold" officeooo:rsid="001c2273" officeooo:paragraph-rsid="0049acb7" style:font-weight-asian="bold" style:font-weight-complex="bold"/>
    </style:style>
    <style:style style:name="P13" style:family="paragraph" style:parent-style-name="Standard">
      <style:paragraph-properties fo:line-height="115%"/>
      <style:text-properties fo:font-weight="bold" officeooo:rsid="001c2273" officeooo:paragraph-rsid="0086a771" style:font-weight-asian="bold" style:font-weight-complex="bold"/>
    </style:style>
    <style:style style:name="P14" style:family="paragraph" style:parent-style-name="Standard">
      <style:paragraph-properties fo:line-height="115%"/>
      <style:text-properties fo:font-weight="bold" officeooo:rsid="001c2273" officeooo:paragraph-rsid="005261f1" style:font-weight-asian="bold" style:font-weight-complex="bold"/>
    </style:style>
    <style:style style:name="P15" style:family="paragraph" style:parent-style-name="Standard">
      <style:paragraph-properties fo:line-height="115%"/>
      <style:text-properties fo:font-weight="bold" officeooo:rsid="001c2273" officeooo:paragraph-rsid="0054e029" style:font-weight-asian="bold" style:font-weight-complex="bold"/>
    </style:style>
    <style:style style:name="P16" style:family="paragraph" style:parent-style-name="Standard">
      <style:paragraph-properties fo:line-height="115%"/>
      <style:text-properties fo:font-weight="bold" officeooo:rsid="001c2273" officeooo:paragraph-rsid="0058a4bc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bold" officeooo:rsid="001c2273" officeooo:paragraph-rsid="005de9ff" style:font-weight-asian="bold" style:font-weight-complex="bold"/>
    </style:style>
    <style:style style:name="P18" style:family="paragraph" style:parent-style-name="Standard">
      <style:paragraph-properties fo:line-height="115%"/>
      <style:text-properties fo:font-weight="bold" officeooo:rsid="001c2273" officeooo:paragraph-rsid="006261e5" style:font-weight-asian="bold" style:font-weight-complex="bold"/>
    </style:style>
    <style:style style:name="P19" style:family="paragraph" style:parent-style-name="Standard">
      <style:paragraph-properties fo:line-height="115%"/>
      <style:text-properties fo:font-weight="bold" officeooo:rsid="001c2273" officeooo:paragraph-rsid="0063b744" style:font-weight-asian="bold" style:font-weight-complex="bold"/>
    </style:style>
    <style:style style:name="P20" style:family="paragraph" style:parent-style-name="Standard">
      <style:paragraph-properties fo:line-height="115%"/>
      <style:text-properties fo:font-weight="bold" officeooo:rsid="001c2273" officeooo:paragraph-rsid="006ed0fe" style:font-weight-asian="bold" style:font-weight-complex="bold"/>
    </style:style>
    <style:style style:name="P21" style:family="paragraph" style:parent-style-name="Standard">
      <style:paragraph-properties fo:line-height="115%"/>
      <style:text-properties fo:font-weight="bold" officeooo:rsid="001c2273" officeooo:paragraph-rsid="0070ea96" style:font-weight-asian="bold" style:font-weight-complex="bold"/>
    </style:style>
    <style:style style:name="P22" style:family="paragraph" style:parent-style-name="Standard">
      <style:paragraph-properties fo:line-height="115%"/>
      <style:text-properties fo:font-weight="bold" officeooo:rsid="001c2273" officeooo:paragraph-rsid="0076bb34" style:font-weight-asian="bold" style:font-weight-complex="bold"/>
    </style:style>
    <style:style style:name="P23" style:family="paragraph" style:parent-style-name="Standard">
      <style:paragraph-properties fo:line-height="115%"/>
      <style:text-properties fo:font-weight="bold" officeooo:rsid="001c2273" officeooo:paragraph-rsid="0078a23e" style:font-weight-asian="bold" style:font-weight-complex="bold"/>
    </style:style>
    <style:style style:name="P24" style:family="paragraph" style:parent-style-name="Standard">
      <style:paragraph-properties fo:line-height="115%"/>
      <style:text-properties fo:font-weight="bold" officeooo:rsid="001c2273" officeooo:paragraph-rsid="007bb8a5" style:font-weight-asian="bold" style:font-weight-complex="bold"/>
    </style:style>
    <style:style style:name="P25" style:family="paragraph" style:parent-style-name="Standard">
      <style:paragraph-properties fo:line-height="115%"/>
      <style:text-properties fo:font-weight="bold" officeooo:rsid="001c2273" officeooo:paragraph-rsid="0081174c" style:font-weight-asian="bold" style:font-weight-complex="bold"/>
    </style:style>
    <style:style style:name="P26" style:family="paragraph" style:parent-style-name="Standard">
      <style:paragraph-properties fo:line-height="115%"/>
      <style:text-properties fo:font-weight="bold" officeooo:rsid="001c2273" officeooo:paragraph-rsid="0083706d" style:font-weight-asian="bold" style:font-weight-complex="bold"/>
    </style:style>
    <style:style style:name="P27" style:family="paragraph" style:parent-style-name="Standard">
      <style:paragraph-properties fo:line-height="115%"/>
      <style:text-properties fo:font-weight="bold" officeooo:rsid="001c2273" officeooo:paragraph-rsid="0084e375" style:font-weight-asian="bold" style:font-weight-complex="bold"/>
    </style:style>
    <style:style style:name="P28" style:family="paragraph" style:parent-style-name="Standard">
      <style:paragraph-properties fo:line-height="115%"/>
      <style:text-properties fo:font-weight="bold" officeooo:rsid="001c2273" officeooo:paragraph-rsid="00d1adbb" style:font-weight-asian="bold" style:font-weight-complex="bold"/>
    </style:style>
    <style:style style:name="P29" style:family="paragraph" style:parent-style-name="Standard">
      <style:paragraph-properties fo:line-height="115%"/>
      <style:text-properties fo:font-weight="bold" officeooo:rsid="001c2273" officeooo:paragraph-rsid="00ec3106" style:font-weight-asian="bold" style:font-weight-complex="bold"/>
    </style:style>
    <style:style style:name="P30" style:family="paragraph" style:parent-style-name="Standard">
      <style:paragraph-properties fo:line-height="115%"/>
      <style:text-properties fo:font-weight="bold" officeooo:rsid="001c2273" officeooo:paragraph-rsid="016228ca" style:font-weight-asian="bold" style:font-weight-complex="bold"/>
    </style:style>
    <style:style style:name="P31" style:family="paragraph" style:parent-style-name="Standard">
      <style:paragraph-properties fo:line-height="115%"/>
      <style:text-properties fo:font-weight="bold" officeooo:rsid="001c2273" officeooo:paragraph-rsid="016c680c" style:font-weight-asian="bold" style:font-weight-complex="bold"/>
    </style:style>
    <style:style style:name="P32" style:family="paragraph" style:parent-style-name="Standard">
      <style:paragraph-properties fo:line-height="115%"/>
      <style:text-properties fo:font-weight="bold" officeooo:rsid="001c2273" officeooo:paragraph-rsid="016f07b8" style:font-weight-asian="bold" style:font-weight-complex="bold"/>
    </style:style>
    <style:style style:name="P33" style:family="paragraph" style:parent-style-name="Standard">
      <style:paragraph-properties fo:line-height="115%"/>
      <style:text-properties fo:font-weight="bold" officeooo:rsid="001c2273" officeooo:paragraph-rsid="0170e799" style:font-weight-asian="bold" style:font-weight-complex="bold"/>
    </style:style>
    <style:style style:name="P34" style:family="paragraph" style:parent-style-name="Standard">
      <style:paragraph-properties fo:line-height="115%"/>
      <style:text-properties fo:font-weight="bold" officeooo:rsid="0049acb7" officeooo:paragraph-rsid="0049acb7" style:font-weight-asian="bold" style:font-weight-complex="bold"/>
    </style:style>
    <style:style style:name="P35" style:family="paragraph" style:parent-style-name="Standard">
      <style:paragraph-properties fo:line-height="115%"/>
      <style:text-properties fo:font-weight="bold" officeooo:rsid="0049acb7" officeooo:paragraph-rsid="005261f1" style:font-weight-asian="bold" style:font-weight-complex="bold"/>
    </style:style>
    <style:style style:name="P36" style:family="paragraph" style:parent-style-name="Standard">
      <style:paragraph-properties fo:line-height="115%"/>
      <style:text-properties fo:font-weight="bold" officeooo:rsid="0049acb7" officeooo:paragraph-rsid="016228ca" style:font-weight-asian="bold" style:font-weight-complex="bold"/>
    </style:style>
    <style:style style:name="P37" style:family="paragraph" style:parent-style-name="Standard">
      <style:paragraph-properties fo:line-height="115%"/>
      <style:text-properties fo:font-weight="bold" officeooo:rsid="005de9ff" officeooo:paragraph-rsid="005de9ff" style:font-weight-asian="bold" style:font-weight-complex="bold"/>
    </style:style>
    <style:style style:name="P38" style:family="paragraph" style:parent-style-name="Standard">
      <style:paragraph-properties fo:line-height="115%"/>
      <style:text-properties fo:font-weight="bold" officeooo:rsid="005de9ff" officeooo:paragraph-rsid="006261e5" style:font-weight-asian="bold" style:font-weight-complex="bold"/>
    </style:style>
    <style:style style:name="P39" style:family="paragraph" style:parent-style-name="Standard">
      <style:paragraph-properties fo:line-height="115%"/>
      <style:text-properties fo:font-weight="bold" officeooo:rsid="005de9ff" officeooo:paragraph-rsid="0075ec8e" style:font-weight-asian="bold" style:font-weight-complex="bold"/>
    </style:style>
    <style:style style:name="P40" style:family="paragraph" style:parent-style-name="Standard">
      <style:paragraph-properties fo:line-height="115%"/>
      <style:text-properties fo:font-weight="bold" officeooo:rsid="005de9ff" officeooo:paragraph-rsid="016228ca" style:font-weight-asian="bold" style:font-weight-complex="bold"/>
    </style:style>
    <style:style style:name="P41" style:family="paragraph" style:parent-style-name="Standard">
      <style:paragraph-properties fo:line-height="115%"/>
      <style:text-properties fo:font-weight="bold" officeooo:rsid="006261e5" officeooo:paragraph-rsid="0086a771" style:font-weight-asian="bold" style:font-weight-complex="bold"/>
    </style:style>
    <style:style style:name="P42" style:family="paragraph" style:parent-style-name="Standard">
      <style:paragraph-properties fo:line-height="115%"/>
      <style:text-properties fo:font-weight="bold" officeooo:rsid="006261e5" officeooo:paragraph-rsid="006261e5" style:font-weight-asian="bold" style:font-weight-complex="bold"/>
    </style:style>
    <style:style style:name="P43" style:family="paragraph" style:parent-style-name="Standard">
      <style:paragraph-properties fo:line-height="115%"/>
      <style:text-properties fo:font-weight="bold" officeooo:rsid="006261e5" officeooo:paragraph-rsid="00680892" style:font-weight-asian="bold" style:font-weight-complex="bold"/>
    </style:style>
    <style:style style:name="P44" style:family="paragraph" style:parent-style-name="Standard">
      <style:paragraph-properties fo:line-height="115%"/>
      <style:text-properties fo:font-weight="bold" officeooo:rsid="006261e5" officeooo:paragraph-rsid="0075ec8e" style:font-weight-asian="bold" style:font-weight-complex="bold"/>
    </style:style>
    <style:style style:name="P45" style:family="paragraph" style:parent-style-name="Standard">
      <style:paragraph-properties fo:line-height="115%"/>
      <style:text-properties fo:font-weight="bold" officeooo:rsid="006261e5" officeooo:paragraph-rsid="0081bc31" style:font-weight-asian="bold" style:font-weight-complex="bold"/>
    </style:style>
    <style:style style:name="P46" style:family="paragraph" style:parent-style-name="Standard">
      <style:paragraph-properties fo:line-height="115%"/>
      <style:text-properties fo:font-weight="bold" officeooo:rsid="006261e5" officeooo:paragraph-rsid="0084e375" style:font-weight-asian="bold" style:font-weight-complex="bold"/>
    </style:style>
    <style:style style:name="P47" style:family="paragraph" style:parent-style-name="Standard">
      <style:paragraph-properties fo:line-height="115%"/>
      <style:text-properties fo:font-weight="bold" officeooo:rsid="006261e5" officeooo:paragraph-rsid="016228ca" style:font-weight-asian="bold" style:font-weight-complex="bold"/>
    </style:style>
    <style:style style:name="P48" style:family="paragraph" style:parent-style-name="Standard">
      <style:paragraph-properties fo:line-height="115%"/>
      <style:text-properties fo:font-weight="bold" officeooo:rsid="008c452e" officeooo:paragraph-rsid="008c452e" style:font-weight-asian="bold" style:font-weight-complex="bold"/>
    </style:style>
    <style:style style:name="P49" style:family="paragraph" style:parent-style-name="Standard">
      <style:paragraph-properties fo:line-height="115%"/>
      <style:text-properties fo:font-weight="bold" officeooo:rsid="008c452e" officeooo:paragraph-rsid="0084e375" style:font-weight-asian="bold" style:font-weight-complex="bold"/>
    </style:style>
    <style:style style:name="P50" style:family="paragraph" style:parent-style-name="Standard">
      <style:paragraph-properties fo:line-height="115%"/>
      <style:text-properties fo:font-weight="bold" officeooo:rsid="008c452e" officeooo:paragraph-rsid="016228ca" style:font-weight-asian="bold" style:font-weight-complex="bold"/>
    </style:style>
    <style:style style:name="P51" style:family="paragraph" style:parent-style-name="Standard">
      <style:paragraph-properties fo:line-height="115%"/>
      <style:text-properties fo:font-style="normal" fo:font-weight="bold" officeooo:rsid="008c452e" officeooo:paragraph-rsid="00a48489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line-height="115%"/>
      <style:text-properties fo:font-style="normal" fo:font-weight="bold" officeooo:rsid="008c452e" officeooo:paragraph-rsid="00a5e452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line-height="115%"/>
      <style:text-properties fo:font-style="normal" fo:font-weight="bold" officeooo:rsid="008c452e" officeooo:paragraph-rsid="00ab55e9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line-height="115%"/>
      <style:text-properties fo:font-style="normal" fo:font-weight="bold" officeooo:rsid="008c452e" officeooo:paragraph-rsid="00b8ad16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line-height="115%"/>
      <style:text-properties fo:font-style="normal" fo:font-weight="bold" officeooo:rsid="008c452e" officeooo:paragraph-rsid="00d3e94f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line-height="115%"/>
      <style:text-properties fo:font-style="normal" fo:font-weight="bold" officeooo:rsid="008c452e" officeooo:paragraph-rsid="00ee3e95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line-height="115%"/>
      <style:text-properties fo:font-style="normal" fo:font-weight="bold" officeooo:rsid="008c452e" officeooo:paragraph-rsid="00f64482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line-height="115%"/>
      <style:text-properties fo:font-style="normal" fo:font-weight="bold" officeooo:rsid="008c452e" officeooo:paragraph-rsid="00fa192c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line-height="115%"/>
      <style:text-properties fo:font-style="normal" fo:font-weight="bold" officeooo:rsid="008c452e" officeooo:paragraph-rsid="01083294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line-height="115%"/>
      <style:text-properties fo:font-style="normal" fo:font-weight="bold" officeooo:rsid="008c452e" officeooo:paragraph-rsid="010f1a45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line-height="115%"/>
      <style:text-properties fo:font-style="normal" fo:font-weight="bold" officeooo:rsid="008c452e" officeooo:paragraph-rsid="016228ca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line-height="115%"/>
      <style:text-properties fo:font-style="normal" fo:font-weight="bold" officeooo:rsid="009f54fb" officeooo:paragraph-rsid="00acb015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line-height="115%"/>
      <style:text-properties fo:font-style="normal" fo:font-weight="bold" officeooo:rsid="009f54fb" officeooo:paragraph-rsid="016228ca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line-height="115%"/>
      <style:text-properties fo:font-style="normal" fo:font-weight="bold" officeooo:rsid="00a78c85" officeooo:paragraph-rsid="00a78c85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line-height="115%"/>
      <style:text-properties fo:font-style="normal" fo:font-weight="bold" officeooo:rsid="00a78c85" officeooo:paragraph-rsid="00ab55e9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line-height="115%"/>
      <style:text-properties fo:font-style="normal" fo:font-weight="bold" officeooo:rsid="00a78c85" officeooo:paragraph-rsid="00b8ad16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line-height="115%"/>
      <style:text-properties fo:font-style="normal" fo:font-weight="bold" officeooo:rsid="00a78c85" officeooo:paragraph-rsid="00d435b7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line-height="115%"/>
      <style:text-properties fo:font-style="normal" fo:font-weight="bold" officeooo:rsid="00a78c85" officeooo:paragraph-rsid="00efaa35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line-height="115%"/>
      <style:text-properties fo:font-style="normal" fo:font-weight="bold" officeooo:rsid="00a78c85" officeooo:paragraph-rsid="00f64482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line-height="115%"/>
      <style:text-properties fo:font-style="normal" fo:font-weight="bold" officeooo:rsid="00a78c85" officeooo:paragraph-rsid="00fa192c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line-height="115%"/>
      <style:text-properties fo:font-style="normal" fo:font-weight="bold" officeooo:rsid="00a78c85" officeooo:paragraph-rsid="01083294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line-height="115%" fo:text-align="start" style:justify-single-word="false"/>
      <style:text-properties fo:font-style="normal" fo:font-weight="bold" officeooo:rsid="00a78c85" officeooo:paragraph-rsid="013a9c1c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line-height="115%" fo:text-align="start" style:justify-single-word="false"/>
      <style:text-properties fo:font-style="normal" fo:font-weight="bold" officeooo:rsid="00a78c85" officeooo:paragraph-rsid="016228ca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line-height="115%"/>
      <style:text-properties fo:font-style="normal" fo:font-weight="bold" officeooo:rsid="00a78c85" officeooo:paragraph-rsid="016228ca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line-height="200%"/>
      <style:text-properties fo:font-style="normal" fo:font-weight="bold" officeooo:rsid="00a78c85" officeooo:paragraph-rsid="00f64482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200%"/>
      <style:text-properties fo:font-style="normal" fo:font-weight="bold" officeooo:rsid="00a78c85" officeooo:paragraph-rsid="016228ca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line-height="200%"/>
      <style:text-properties fo:font-style="normal" fo:font-weight="bold" officeooo:rsid="00b8b787" officeooo:paragraph-rsid="00cd6ffe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line-height="200%"/>
      <style:text-properties fo:font-style="normal" fo:font-weight="bold" officeooo:rsid="00b8b787" officeooo:paragraph-rsid="016228ca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line-height="200%"/>
      <style:text-properties fo:font-style="normal" fo:font-weight="bold" officeooo:rsid="00d435b7" officeooo:paragraph-rsid="00ea2b23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line-height="200%"/>
      <style:text-properties fo:font-style="normal" fo:font-weight="bold" officeooo:rsid="00d435b7" officeooo:paragraph-rsid="016228ca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line-height="115%"/>
      <style:text-properties fo:font-style="normal" fo:font-weight="bold" officeooo:rsid="01013d69" officeooo:paragraph-rsid="016228ca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line-height="200%"/>
      <style:text-properties fo:font-style="normal" fo:font-weight="bold" officeooo:rsid="01013d69" officeooo:paragraph-rsid="01013d69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line-height="200%"/>
      <style:text-properties fo:font-style="normal" fo:font-weight="bold" officeooo:rsid="01013d69" officeooo:paragraph-rsid="01083294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line-height="200%"/>
      <style:text-properties fo:font-style="normal" fo:font-weight="bold" officeooo:rsid="01013d69" officeooo:paragraph-rsid="016228ca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line-height="115%"/>
      <style:text-properties fo:font-style="normal" fo:font-weight="normal" officeooo:rsid="008d0ec9" officeooo:paragraph-rsid="008d0ec9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line-height="115%"/>
      <style:text-properties fo:font-style="normal" fo:font-weight="normal" officeooo:rsid="008d0ec9" officeooo:paragraph-rsid="008dd51e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line-height="115%"/>
      <style:text-properties fo:font-style="normal" fo:font-weight="normal" officeooo:rsid="008d0ec9" officeooo:paragraph-rsid="00acb015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line-height="115%"/>
      <style:text-properties fo:font-style="normal" fo:font-weight="normal" officeooo:rsid="008d0ec9" officeooo:paragraph-rsid="00b8ad16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line-height="115%"/>
      <style:text-properties fo:font-style="normal" fo:font-weight="normal" officeooo:rsid="008d0ec9" officeooo:paragraph-rsid="00b8b787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15%"/>
      <style:text-properties fo:font-style="normal" fo:font-weight="normal" officeooo:rsid="008d0ec9" officeooo:paragraph-rsid="01180684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line-height="115%"/>
      <style:text-properties fo:font-style="normal" fo:font-weight="normal" officeooo:rsid="008d0ec9" officeooo:paragraph-rsid="011931aa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line-height="115%"/>
      <style:text-properties fo:font-style="normal" fo:font-weight="normal" officeooo:rsid="008d0ec9" officeooo:paragraph-rsid="01213a30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line-height="115%"/>
      <style:text-properties fo:font-style="normal" fo:font-weight="normal" officeooo:rsid="008d0ec9" officeooo:paragraph-rsid="01236e4f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line-height="115%"/>
      <style:text-properties fo:font-style="normal" fo:font-weight="normal" officeooo:rsid="008d0ec9" officeooo:paragraph-rsid="01236e57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line-height="115%"/>
      <style:text-properties fo:font-style="normal" fo:font-weight="normal" officeooo:rsid="008d0ec9" officeooo:paragraph-rsid="01265479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line-height="115%"/>
      <style:text-properties fo:font-style="normal" fo:font-weight="normal" officeooo:rsid="008d0ec9" officeooo:paragraph-rsid="01295d83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line-height="115%"/>
      <style:text-properties fo:font-style="normal" fo:font-weight="normal" officeooo:rsid="008d0ec9" officeooo:paragraph-rsid="012c1e83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2decab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31bfea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34c43d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379be7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6228ca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line-height="115%"/>
      <style:text-properties fo:font-style="normal" fo:font-weight="normal" officeooo:rsid="008d0ec9" officeooo:paragraph-rsid="012decab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line-height="115%"/>
      <style:text-properties fo:font-style="normal" fo:font-weight="normal" officeooo:rsid="008d0ec9" officeooo:paragraph-rsid="012df846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line-height="115%"/>
      <style:text-properties fo:font-style="normal" fo:font-weight="normal" officeooo:rsid="008d0ec9" officeooo:paragraph-rsid="0135a924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line-height="115%"/>
      <style:text-properties fo:font-style="normal" fo:font-weight="normal" officeooo:rsid="008d0ec9" officeooo:paragraph-rsid="016228ca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line-height="115%"/>
      <style:text-properties fo:font-style="normal" fo:font-weight="normal" officeooo:rsid="008d0ec9" officeooo:paragraph-rsid="017416b2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15%"/>
      <style:text-properties fo:font-style="normal" fo:font-weight="normal" officeooo:rsid="0092c68d" officeooo:paragraph-rsid="0092c68d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line-height="115%"/>
      <style:text-properties fo:font-style="normal" fo:font-weight="normal" officeooo:rsid="0092c68d" officeooo:paragraph-rsid="00a180bb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line-height="115%"/>
      <style:text-properties fo:font-style="normal" fo:font-weight="normal" officeooo:rsid="0092c68d" officeooo:paragraph-rsid="016228ca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line-height="115%"/>
      <style:text-properties fo:font-style="normal" fo:font-weight="normal" officeooo:rsid="00d3e94f" officeooo:paragraph-rsid="00d3e94f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013d69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083294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0f1a45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379be7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6228ca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7416b2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line-height="115%"/>
      <style:text-properties fo:font-style="normal" fo:font-weight="normal" officeooo:rsid="00d3e94f" officeooo:paragraph-rsid="00f65021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line-height="115%"/>
      <style:text-properties fo:font-style="normal" fo:font-weight="normal" officeooo:rsid="00d3e94f" officeooo:paragraph-rsid="00fa192c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line-height="115%"/>
      <style:text-properties fo:font-style="normal" fo:font-weight="normal" officeooo:rsid="00d3e94f" officeooo:paragraph-rsid="01083294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line-height="115%"/>
      <style:text-properties fo:font-style="normal" fo:font-weight="normal" officeooo:rsid="00d3e94f" officeooo:paragraph-rsid="010f1a45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line-height="115%"/>
      <style:text-properties fo:font-style="normal" fo:font-weight="normal" officeooo:rsid="00d3e94f" officeooo:paragraph-rsid="016228ca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line-height="115%"/>
      <style:text-properties fo:font-style="normal" fo:font-weight="normal" officeooo:rsid="00d3e94f" officeooo:paragraph-rsid="017416b2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15%"/>
      <style:text-properties fo:font-style="normal" fo:font-weight="normal" officeooo:rsid="0143408d" officeooo:paragraph-rsid="0143408d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15%"/>
      <style:text-properties fo:font-style="normal" fo:font-weight="normal" officeooo:rsid="0143408d" officeooo:paragraph-rsid="016228ca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line-height="115%"/>
      <style:text-properties officeooo:paragraph-rsid="001c2273"/>
    </style:style>
    <style:style style:name="P127" style:family="paragraph" style:parent-style-name="Standard">
      <style:paragraph-properties fo:line-height="115%"/>
      <style:text-properties officeooo:paragraph-rsid="003e9194"/>
    </style:style>
    <style:style style:name="P128" style:family="paragraph" style:parent-style-name="Standard">
      <style:paragraph-properties fo:line-height="115%"/>
      <style:text-properties officeooo:paragraph-rsid="0037ce5a"/>
    </style:style>
    <style:style style:name="P129" style:family="paragraph" style:parent-style-name="Standard">
      <style:paragraph-properties fo:line-height="115%"/>
      <style:text-properties officeooo:paragraph-rsid="016228ca"/>
    </style:style>
    <style:style style:name="P130" style:family="paragraph" style:parent-style-name="Standard">
      <style:paragraph-properties fo:line-height="200%"/>
      <style:text-properties fo:font-style="italic" fo:font-weight="normal" officeooo:rsid="00a180bb" officeooo:paragraph-rsid="00a180bb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200%"/>
      <style:text-properties fo:font-style="italic" fo:font-weight="normal" officeooo:rsid="00a180bb" officeooo:paragraph-rsid="016228ca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200%" fo:text-align="start" style:justify-single-word="false"/>
      <style:text-properties fo:font-style="italic" fo:font-weight="normal" officeooo:rsid="0110fa5e" officeooo:paragraph-rsid="0110fa5e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200%" fo:text-align="start" style:justify-single-word="false"/>
      <style:text-properties fo:font-style="italic" fo:font-weight="normal" officeooo:rsid="0110fa5e" officeooo:paragraph-rsid="016228ca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200%" fo:text-align="start" style:justify-single-word="false"/>
      <style:text-properties fo:font-style="italic" fo:font-weight="normal" officeooo:rsid="0110fa5e" officeooo:paragraph-rsid="0163e5db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200%"/>
      <style:text-properties fo:font-style="italic" fo:font-weight="bold" officeooo:rsid="0092c68d" officeooo:paragraph-rsid="0092c68d" style:font-style-asian="italic" style:font-weight-asian="bold" style:font-style-complex="italic" style:font-weight-complex="bold"/>
    </style:style>
    <style:style style:name="P136" style:family="paragraph" style:parent-style-name="Standard">
      <style:paragraph-properties fo:line-height="200%"/>
      <style:text-properties fo:font-style="italic" fo:font-weight="bold" officeooo:rsid="0092c68d" officeooo:paragraph-rsid="016228ca" style:font-style-asian="italic" style:font-weight-asian="bold" style:font-style-complex="italic" style:font-weight-complex="bold"/>
    </style:style>
    <style:style style:name="P137" style:family="paragraph" style:parent-style-name="Standard">
      <style:paragraph-properties fo:line-height="200%"/>
      <style:text-properties fo:font-style="italic" fo:font-weight="bold" officeooo:rsid="00a78c85" officeooo:paragraph-rsid="00a78c85" style:font-style-asian="italic" style:font-weight-asian="bold" style:font-style-complex="italic" style:font-weight-complex="bold"/>
    </style:style>
    <style:style style:name="P138" style:family="paragraph" style:parent-style-name="Standard">
      <style:paragraph-properties fo:line-height="200%"/>
      <style:text-properties fo:font-style="italic" fo:font-weight="bold" officeooo:rsid="00a78c85" officeooo:paragraph-rsid="00f64482" style:font-style-asian="italic" style:font-weight-asian="bold" style:font-style-complex="italic" style:font-weight-complex="bold"/>
    </style:style>
    <style:style style:name="P139" style:family="paragraph" style:parent-style-name="Standard">
      <style:paragraph-properties fo:line-height="200%"/>
      <style:text-properties fo:font-style="italic" fo:font-weight="bold" officeooo:rsid="00a78c85" officeooo:paragraph-rsid="016228ca" style:font-style-asian="italic" style:font-weight-asian="bold" style:font-style-complex="italic" style:font-weight-complex="bold"/>
    </style:style>
    <style:style style:name="P140" style:family="paragraph" style:parent-style-name="Standard">
      <style:paragraph-properties fo:line-height="115%"/>
      <style:text-properties fo:font-style="italic" fo:font-weight="bold" officeooo:rsid="00ae5b11" officeooo:paragraph-rsid="016228ca" style:font-style-asian="italic" style:font-weight-asian="bold" style:font-style-complex="italic" style:font-weight-complex="bold"/>
    </style:style>
    <style:style style:name="P141" style:family="paragraph" style:parent-style-name="Standard">
      <style:paragraph-properties fo:line-height="200%"/>
      <style:text-properties fo:font-style="italic" fo:font-weight="bold" officeooo:rsid="00ae5b11" officeooo:paragraph-rsid="00b6a86c" style:font-style-asian="italic" style:font-weight-asian="bold" style:font-style-complex="italic" style:font-weight-complex="bold"/>
    </style:style>
    <style:style style:name="P142" style:family="paragraph" style:parent-style-name="Standard">
      <style:paragraph-properties fo:line-height="200%"/>
      <style:text-properties fo:font-style="italic" fo:font-weight="bold" officeooo:rsid="00ae5b11" officeooo:paragraph-rsid="016228ca" style:font-style-asian="italic" style:font-weight-asian="bold" style:font-style-complex="italic" style:font-weight-complex="bold"/>
    </style:style>
    <style:style style:name="P143" style:family="paragraph" style:parent-style-name="Standard">
      <style:paragraph-properties fo:line-height="115%"/>
      <style:text-properties fo:font-style="italic" fo:font-weight="bold" officeooo:rsid="00f11b3c" officeooo:paragraph-rsid="00f231bf" style:font-style-asian="italic" style:font-weight-asian="bold" style:font-style-complex="italic" style:font-weight-complex="bold"/>
    </style:style>
    <style:style style:name="P144" style:family="paragraph" style:parent-style-name="Standard">
      <style:paragraph-properties fo:line-height="115%"/>
      <style:text-properties fo:font-style="italic" fo:font-weight="bold" officeooo:rsid="00f11b3c" officeooo:paragraph-rsid="016228ca" style:font-style-asian="italic" style:font-weight-asian="bold" style:font-style-complex="italic" style:font-weight-complex="bold"/>
    </style:style>
    <style:style style:name="P145" style:family="paragraph" style:parent-style-name="Standard">
      <style:paragraph-properties fo:line-height="115%"/>
      <style:text-properties fo:font-size="10pt" fo:font-weight="bold" officeooo:rsid="0049acb7" officeooo:paragraph-rsid="005261f1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line-height="115%"/>
      <style:text-properties fo:font-size="10pt" fo:font-weight="bold" officeooo:rsid="001c2273" officeooo:paragraph-rsid="0086a771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line-height="115%"/>
      <style:text-properties fo:font-size="10pt" fo:font-weight="bold" officeooo:rsid="001c2273" officeooo:paragraph-rsid="004aeb21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1c0435" officeooo:paragraph-rsid="001c0435" style:font-weight-asian="bold" style:font-weight-complex="bold"/>
    </style:style>
    <style:style style:name="P149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1c0435" officeooo:paragraph-rsid="016228ca" style:font-weight-asian="bold" style:font-weight-complex="bold"/>
    </style:style>
    <style:style style:name="P150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8c452e" officeooo:paragraph-rsid="008c452e" style:font-weight-asian="bold" style:font-weight-complex="bold"/>
    </style:style>
    <style:style style:name="P151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8c452e" officeooo:paragraph-rsid="016228ca" style:font-weight-asian="bold" style:font-weight-complex="bold"/>
    </style:style>
    <style:style style:name="P152" style:family="paragraph" style:parent-style-name="Footer">
      <style:text-properties fo:font-size="8pt" officeooo:rsid="013e2940" officeooo:paragraph-rsid="013e2940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273" style:font-style-asian="italic" style:font-style-complex="italic"/>
    </style:style>
    <style:style style:name="T3" style:family="text">
      <style:text-properties fo:font-style="italic" officeooo:rsid="00229588" style:font-style-asian="italic" style:font-style-complex="italic"/>
    </style:style>
    <style:style style:name="T4" style:family="text">
      <style:text-properties fo:font-style="italic" officeooo:rsid="002725e3" style:font-style-asian="italic" style:font-style-complex="italic"/>
    </style:style>
    <style:style style:name="T5" style:family="text">
      <style:text-properties fo:font-style="italic" officeooo:rsid="0032435f" style:font-style-asian="italic" style:font-style-complex="italic"/>
    </style:style>
    <style:style style:name="T6" style:family="text">
      <style:text-properties fo:font-style="italic" officeooo:rsid="0034065d" style:font-style-asian="italic" style:font-style-complex="italic"/>
    </style:style>
    <style:style style:name="T7" style:family="text">
      <style:text-properties fo:font-style="italic" officeooo:rsid="00395414" style:font-style-asian="italic" style:font-style-complex="italic"/>
    </style:style>
    <style:style style:name="T8" style:family="text">
      <style:text-properties fo:font-style="italic" officeooo:rsid="008e2d9d" style:font-style-asian="italic" style:font-style-complex="italic"/>
    </style:style>
    <style:style style:name="T9" style:family="text">
      <style:text-properties fo:font-style="italic" officeooo:rsid="009f54fb" style:font-style-asian="italic" style:font-style-complex="italic"/>
    </style:style>
    <style:style style:name="T10" style:family="text">
      <style:text-properties fo:font-style="italic" officeooo:rsid="0098f064" style:font-style-asian="italic" style:font-style-complex="italic"/>
    </style:style>
    <style:style style:name="T11" style:family="text">
      <style:text-properties fo:font-style="italic" officeooo:rsid="00acb015" style:font-style-asian="italic" style:font-style-complex="italic"/>
    </style:style>
    <style:style style:name="T12" style:family="text">
      <style:text-properties fo:font-style="italic" officeooo:rsid="00b8ad16" style:font-style-asian="italic" style:font-style-complex="italic"/>
    </style:style>
    <style:style style:name="T13" style:family="text">
      <style:text-properties fo:font-style="italic" officeooo:rsid="00b8b787" style:font-style-asian="italic" style:font-style-complex="italic"/>
    </style:style>
    <style:style style:name="T14" style:family="text">
      <style:text-properties fo:font-style="italic" officeooo:rsid="00c29275" style:font-style-asian="italic" style:font-style-complex="italic"/>
    </style:style>
    <style:style style:name="T15" style:family="text">
      <style:text-properties fo:font-style="italic" officeooo:rsid="00d3e94f" style:font-style-asian="italic" style:font-style-complex="italic"/>
    </style:style>
    <style:style style:name="T16" style:family="text">
      <style:text-properties fo:font-style="italic" officeooo:rsid="00d9a47b" style:font-style-asian="italic" style:font-style-complex="italic"/>
    </style:style>
    <style:style style:name="T17" style:family="text">
      <style:text-properties fo:font-style="italic" officeooo:rsid="00e01a3a" style:font-style-asian="italic" style:font-style-complex="italic"/>
    </style:style>
    <style:style style:name="T18" style:family="text">
      <style:text-properties fo:font-style="italic" officeooo:rsid="00ee3e95" style:font-style-asian="italic" style:font-style-complex="italic"/>
    </style:style>
    <style:style style:name="T19" style:family="text">
      <style:text-properties fo:font-style="italic" officeooo:rsid="00f65021" style:font-style-asian="italic" style:font-style-complex="italic"/>
    </style:style>
    <style:style style:name="T20" style:family="text">
      <style:text-properties fo:font-style="italic" officeooo:rsid="00f64482" style:font-style-asian="italic" style:font-style-complex="italic"/>
    </style:style>
    <style:style style:name="T21" style:family="text">
      <style:text-properties fo:font-style="italic" officeooo:rsid="00fa192c" style:font-style-asian="italic" style:font-style-complex="italic"/>
    </style:style>
    <style:style style:name="T22" style:family="text">
      <style:text-properties fo:font-style="italic" officeooo:rsid="01013d69" style:font-style-asian="italic" style:font-style-complex="italic"/>
    </style:style>
    <style:style style:name="T23" style:family="text">
      <style:text-properties fo:font-style="italic" officeooo:rsid="01083294" style:font-style-asian="italic" style:font-style-complex="italic"/>
    </style:style>
    <style:style style:name="T24" style:family="text">
      <style:text-properties fo:font-style="italic" officeooo:rsid="0108ab57" style:font-style-asian="italic" style:font-style-complex="italic"/>
    </style:style>
    <style:style style:name="T25" style:family="text">
      <style:text-properties fo:font-style="italic" officeooo:rsid="010f1a45" style:font-style-asian="italic" style:font-style-complex="italic"/>
    </style:style>
    <style:style style:name="T26" style:family="text">
      <style:text-properties fo:font-style="italic" officeooo:rsid="0143408d" style:font-style-asian="italic" style:font-style-complex="italic"/>
    </style:style>
    <style:style style:name="T27" style:family="text">
      <style:text-properties fo:font-style="italic" officeooo:rsid="016a8ff2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4f5d4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9acb7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4c2dd3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54e029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5786d2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8a4bc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5a7934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5de9ff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6261e5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63b744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6ed0fe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76bb34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78a23e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81174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83706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838711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84e375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c863f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e271c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f64482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13e7119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16c680c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16f07b8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170e799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solid" style:text-underline-width="auto" style:text-underline-color="font-color" fo:font-weight="normal" officeooo:rsid="0092c68d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solid" style:text-underline-width="auto" style:text-underline-color="font-color" fo:font-weight="normal" officeooo:rsid="00bc863f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solid" style:text-underline-width="auto" style:text-underline-color="font-color" fo:font-weight="normal" officeooo:rsid="00d5bd60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solid" style:text-underline-width="auto" style:text-underline-color="font-color" fo:font-weight="normal" officeooo:rsid="00dac2eb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solid" style:text-underline-width="auto" style:text-underline-color="font-color" fo:font-weight="normal" officeooo:rsid="00f64482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solid" style:text-underline-width="auto" style:text-underline-color="font-color" fo:font-weight="normal" officeooo:rsid="0054e029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solid" style:text-underline-width="auto" style:text-underline-color="font-color" fo:font-weight="normal" officeooo:rsid="005786d2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solid" style:text-underline-width="auto" style:text-underline-color="font-color" fo:font-weight="normal" officeooo:rsid="0058a4bc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solid" style:text-underline-width="auto" style:text-underline-color="font-color" fo:font-weight="normal" officeooo:rsid="005a7934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solid" style:text-underline-width="auto" style:text-underline-color="font-color" fo:font-weight="normal" officeooo:rsid="0076bb34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solid" style:text-underline-width="auto" style:text-underline-color="font-color" fo:font-weight="normal" officeooo:rsid="0078a23e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solid" style:text-underline-width="auto" style:text-underline-color="font-color" fo:font-weight="normal" officeooo:rsid="0108ab57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solid" style:text-underline-width="auto" style:text-underline-color="font-color" fo:font-weight="normal" officeooo:rsid="016c680c" style:font-style-asian="italic" style:font-weight-asian="normal" style:font-style-complex="italic" style:font-weight-complex="normal"/>
    </style:style>
    <style:style style:name="T67" style:family="text">
      <style:text-properties fo:font-style="italic" style:text-underline-style="solid" style:text-underline-width="auto" style:text-underline-color="font-color" officeooo:rsid="011e188c" style:font-style-asian="italic" style:font-style-complex="italic"/>
    </style:style>
    <style:style style:name="T68" style:family="text">
      <style:text-properties fo:font-style="italic" style:text-underline-style="solid" style:text-underline-width="auto" style:text-underline-color="font-color" officeooo:rsid="01213a30" style:font-style-asian="italic" style:font-style-complex="italic"/>
    </style:style>
    <style:style style:name="T6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d5bd60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dac2eb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none" fo:font-weight="normal" officeooo:rsid="0092c68d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normal" officeooo:rsid="00f64482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fo:font-weight="normal" officeooo:rsid="0108ab57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officeooo:rsid="011e188c" style:font-style-asian="italic" style:font-style-complex="italic"/>
    </style:style>
    <style:style style:name="T76" style:family="text">
      <style:text-properties fo:font-style="italic" style:text-underline-style="none" officeooo:rsid="01213a30" style:font-style-asian="italic" style:font-style-complex="italic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01c2273" style:font-style-asian="normal" style:font-style-complex="normal"/>
    </style:style>
    <style:style style:name="T80" style:family="text">
      <style:text-properties fo:font-style="normal" officeooo:rsid="00229588" style:font-style-asian="normal" style:font-style-complex="normal"/>
    </style:style>
    <style:style style:name="T81" style:family="text">
      <style:text-properties fo:font-style="normal" officeooo:rsid="00237d1f" style:font-style-asian="normal" style:font-style-complex="normal"/>
    </style:style>
    <style:style style:name="T82" style:family="text">
      <style:text-properties fo:font-style="normal" officeooo:rsid="00254ebe" style:font-style-asian="normal" style:font-style-complex="normal"/>
    </style:style>
    <style:style style:name="T83" style:family="text">
      <style:text-properties fo:font-style="normal" officeooo:rsid="002725e3" style:font-style-asian="normal" style:font-style-complex="normal"/>
    </style:style>
    <style:style style:name="T84" style:family="text">
      <style:text-properties fo:font-style="normal" officeooo:rsid="0029e1ad" style:font-style-asian="normal" style:font-style-complex="normal"/>
    </style:style>
    <style:style style:name="T85" style:family="text">
      <style:text-properties fo:font-style="normal" officeooo:rsid="002dd1f3" style:font-style-asian="normal" style:font-style-complex="normal"/>
    </style:style>
    <style:style style:name="T86" style:family="text">
      <style:text-properties fo:font-style="normal" officeooo:rsid="002f5069" style:font-style-asian="normal" style:font-style-complex="normal"/>
    </style:style>
    <style:style style:name="T87" style:family="text">
      <style:text-properties fo:font-style="normal" officeooo:rsid="003214ad" style:font-style-asian="normal" style:font-style-complex="normal"/>
    </style:style>
    <style:style style:name="T88" style:family="text">
      <style:text-properties fo:font-style="normal" officeooo:rsid="0032435f" style:font-style-asian="normal" style:font-style-complex="normal"/>
    </style:style>
    <style:style style:name="T89" style:family="text">
      <style:text-properties fo:font-style="normal" officeooo:rsid="0034065d" style:font-style-asian="normal" style:font-style-complex="normal"/>
    </style:style>
    <style:style style:name="T90" style:family="text">
      <style:text-properties fo:font-style="normal" officeooo:rsid="0037ce5a" style:font-style-asian="normal" style:font-style-complex="normal"/>
    </style:style>
    <style:style style:name="T91" style:family="text">
      <style:text-properties fo:font-style="normal" officeooo:rsid="003b482c" style:font-style-asian="normal" style:font-style-complex="normal"/>
    </style:style>
    <style:style style:name="T92" style:family="text">
      <style:text-properties fo:font-style="normal" officeooo:rsid="003be876" style:font-style-asian="normal" style:font-style-complex="normal"/>
    </style:style>
    <style:style style:name="T93" style:family="text">
      <style:text-properties fo:font-style="normal" officeooo:rsid="003db127" style:font-style-asian="normal" style:font-style-complex="normal"/>
    </style:style>
    <style:style style:name="T94" style:family="text">
      <style:text-properties fo:font-style="normal" officeooo:rsid="0044f5d4" style:font-style-asian="normal" style:font-style-complex="normal"/>
    </style:style>
    <style:style style:name="T95" style:family="text">
      <style:text-properties fo:font-style="normal" officeooo:rsid="004aeb21" style:font-style-asian="normal" style:font-style-complex="normal"/>
    </style:style>
    <style:style style:name="T96" style:family="text">
      <style:text-properties fo:font-style="normal" officeooo:rsid="004c2dd3" style:font-style-asian="normal" style:font-style-complex="normal"/>
    </style:style>
    <style:style style:name="T97" style:family="text">
      <style:text-properties fo:font-style="normal" officeooo:rsid="005261f1" style:font-style-asian="normal" style:font-style-complex="normal"/>
    </style:style>
    <style:style style:name="T98" style:family="text">
      <style:text-properties fo:font-style="normal" officeooo:rsid="00680892" style:font-style-asian="normal" style:font-style-complex="normal"/>
    </style:style>
    <style:style style:name="T99" style:family="text">
      <style:text-properties fo:font-style="normal" officeooo:rsid="00692fce" style:font-style-asian="normal" style:font-style-complex="normal"/>
    </style:style>
    <style:style style:name="T100" style:family="text">
      <style:text-properties fo:font-style="normal" officeooo:rsid="0075ec8e" style:font-style-asian="normal" style:font-style-complex="normal"/>
    </style:style>
    <style:style style:name="T101" style:family="text">
      <style:text-properties fo:font-style="normal" officeooo:rsid="00807dbf" style:font-style-asian="normal" style:font-style-complex="normal"/>
    </style:style>
    <style:style style:name="T102" style:family="text">
      <style:text-properties fo:font-style="normal" officeooo:rsid="0081bc31" style:font-style-asian="normal" style:font-style-complex="normal"/>
    </style:style>
    <style:style style:name="T103" style:family="text">
      <style:text-properties fo:font-style="normal" officeooo:rsid="0049acb7" style:font-style-asian="normal" style:font-style-complex="normal"/>
    </style:style>
    <style:style style:name="T104" style:family="text">
      <style:text-properties fo:font-style="normal" officeooo:rsid="0084e375" style:font-style-asian="normal" style:font-style-complex="normal"/>
    </style:style>
    <style:style style:name="T105" style:family="text">
      <style:text-properties fo:font-style="normal" officeooo:rsid="0086a771" style:font-style-asian="normal" style:font-style-complex="normal"/>
    </style:style>
    <style:style style:name="T106" style:family="text">
      <style:text-properties fo:font-style="normal" officeooo:rsid="008d0ec9" style:font-style-asian="normal" style:font-style-complex="normal"/>
    </style:style>
    <style:style style:name="T107" style:family="text">
      <style:text-properties fo:font-style="normal" officeooo:rsid="016a8ff2" style:font-style-asian="normal" style:font-style-complex="normal"/>
    </style:style>
    <style:style style:name="T10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0252342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0254ebe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0237d1f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692fce" style:font-style-asian="normal" style:font-weight-asian="bold" style:font-style-complex="normal" style:font-weight-complex="bold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29e1a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3b482c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3be876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237d1f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3c2630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3db12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3274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54ebe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4f5d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9acb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aeb2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c2dd3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5261f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54e02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561ec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5786d2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58a4bc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5a793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5c454b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5de9ff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6261e5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63b744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63b91d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680892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6ed0fe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6f3c4e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75ec8e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76bb34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78a23e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7bb8a5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81174c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83706d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838711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84e375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84e787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884f55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cfd5e0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d1adbb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ec3106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f86993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13bdb42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13d8e0f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1424c20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16c680c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16f07b8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170e799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solid" style:text-underline-width="auto" style:text-underline-color="font-color" fo:font-weight="normal" officeooo:rsid="0029e1ad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solid" style:text-underline-width="auto" style:text-underline-color="font-color" fo:font-weight="normal" officeooo:rsid="003b482c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solid" style:text-underline-width="auto" style:text-underline-color="font-color" fo:font-weight="normal" officeooo:rsid="004aeb21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solid" style:text-underline-width="auto" style:text-underline-color="font-color" fo:font-weight="normal" officeooo:rsid="005261f1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solid" style:text-underline-width="auto" style:text-underline-color="font-color" fo:font-weight="normal" officeooo:rsid="00561ec8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solid" style:text-underline-width="auto" style:text-underline-color="font-color" fo:font-weight="normal" officeooo:rsid="006261e5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solid" style:text-underline-width="auto" style:text-underline-color="font-color" fo:font-weight="normal" officeooo:rsid="00680892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solid" style:text-underline-width="auto" style:text-underline-color="font-color" fo:font-weight="normal" officeooo:rsid="0075ec8e" style:font-style-asian="normal" style:font-weight-asian="normal" style:font-style-complex="normal" style:font-weight-complex="normal"/>
    </style:style>
    <style:style style:name="T169" style:family="text">
      <style:text-properties officeooo:rsid="001f63dd"/>
    </style:style>
    <style:style style:name="T170" style:family="text">
      <style:text-properties officeooo:rsid="0020bfa6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officeooo:rsid="0020bfa6" style:font-weight-asian="bold" style:font-weight-complex="bold"/>
    </style:style>
    <style:style style:name="T173" style:family="text">
      <style:text-properties fo:font-weight="bold" officeooo:rsid="00242047" style:font-weight-asian="bold" style:font-weight-complex="bold"/>
    </style:style>
    <style:style style:name="T174" style:family="text">
      <style:text-properties fo:font-weight="bold" officeooo:rsid="01180684" style:font-weight-asian="bold" style:font-weight-complex="bold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font-weight="normal" officeooo:rsid="0093ce82" style:font-weight-asian="normal" style:font-weight-complex="normal"/>
    </style:style>
    <style:style style:name="T177" style:family="text">
      <style:text-properties fo:font-weight="normal" officeooo:rsid="0094cc52" style:font-weight-asian="normal" style:font-weight-complex="normal"/>
    </style:style>
    <style:style style:name="T178" style:family="text">
      <style:text-properties fo:font-weight="normal" officeooo:rsid="0098f064" style:font-weight-asian="normal" style:font-weight-complex="normal"/>
    </style:style>
    <style:style style:name="T179" style:family="text">
      <style:text-properties fo:font-weight="normal" officeooo:rsid="0092c68d" style:font-weight-asian="normal" style:font-weight-complex="normal"/>
    </style:style>
    <style:style style:name="T180" style:family="text">
      <style:text-properties fo:font-weight="normal" officeooo:rsid="00a180bb" style:font-weight-asian="normal" style:font-weight-complex="normal"/>
    </style:style>
    <style:style style:name="T181" style:family="text">
      <style:text-properties fo:font-weight="normal" officeooo:rsid="00ab55e9" style:font-weight-asian="normal" style:font-weight-complex="normal"/>
    </style:style>
    <style:style style:name="T182" style:family="text">
      <style:text-properties fo:font-weight="normal" officeooo:rsid="00af6468" style:font-weight-asian="normal" style:font-weight-complex="normal"/>
    </style:style>
    <style:style style:name="T183" style:family="text">
      <style:text-properties fo:font-weight="normal" officeooo:rsid="00afbd5f" style:font-weight-asian="normal" style:font-weight-complex="normal"/>
    </style:style>
    <style:style style:name="T184" style:family="text">
      <style:text-properties fo:font-weight="normal" officeooo:rsid="01444ff4" style:font-weight-asian="normal" style:font-weight-complex="normal"/>
    </style:style>
    <style:style style:name="T185" style:family="text">
      <style:text-properties fo:font-weight="normal" officeooo:rsid="01490328" style:font-weight-asian="normal" style:font-weight-complex="normal"/>
    </style:style>
    <style:style style:name="T186" style:family="text">
      <style:text-properties style:text-underline-style="solid" style:text-underline-width="auto" style:text-underline-color="font-color"/>
    </style:style>
    <style:style style:name="T18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8" style:family="text">
      <style:text-properties style:text-underline-style="solid" style:text-underline-width="auto" style:text-underline-color="font-color" fo:font-weight="normal" officeooo:rsid="008e2d9d" style:font-weight-asian="normal" style:font-weight-complex="normal"/>
    </style:style>
    <style:style style:name="T189" style:family="text">
      <style:text-properties style:text-underline-style="solid" style:text-underline-width="auto" style:text-underline-color="font-color" fo:font-weight="normal" officeooo:rsid="0094cc52" style:font-weight-asian="normal" style:font-weight-complex="normal"/>
    </style:style>
    <style:style style:name="T190" style:family="text">
      <style:text-properties style:text-underline-style="solid" style:text-underline-width="auto" style:text-underline-color="font-color" fo:font-weight="normal" officeooo:rsid="0093ce82" style:font-weight-asian="normal" style:font-weight-complex="normal"/>
    </style:style>
    <style:style style:name="T191" style:family="text">
      <style:text-properties style:text-underline-style="solid" style:text-underline-width="auto" style:text-underline-color="font-color" fo:font-weight="normal" officeooo:rsid="0098f064" style:font-weight-asian="normal" style:font-weight-complex="normal"/>
    </style:style>
    <style:style style:name="T192" style:family="text">
      <style:text-properties style:text-underline-style="solid" style:text-underline-width="auto" style:text-underline-color="font-color" fo:font-weight="normal" officeooo:rsid="0049acb7" style:font-weight-asian="normal" style:font-weight-complex="normal"/>
    </style:style>
    <style:style style:name="T193" style:family="text">
      <style:text-properties style:text-underline-style="solid" style:text-underline-width="auto" style:text-underline-color="font-color" fo:font-weight="normal" officeooo:rsid="0092c68d" style:font-weight-asian="normal" style:font-weight-complex="normal"/>
    </style:style>
    <style:style style:name="T194" style:family="text">
      <style:text-properties style:text-underline-style="solid" style:text-underline-width="auto" style:text-underline-color="font-color" fo:font-weight="normal" officeooo:rsid="00af6468" style:font-weight-asian="normal" style:font-weight-complex="normal"/>
    </style:style>
    <style:style style:name="T195" style:family="text">
      <style:text-properties style:text-underline-style="solid" style:text-underline-width="auto" style:text-underline-color="font-color" fo:font-weight="normal" officeooo:rsid="00afbd5f" style:font-weight-asian="normal" style:font-weight-complex="normal"/>
    </style:style>
    <style:style style:name="T196" style:family="text">
      <style:text-properties style:text-underline-style="solid" style:text-underline-width="auto" style:text-underline-color="font-color" fo:font-weight="normal" officeooo:rsid="00b18831" style:font-weight-asian="normal" style:font-weight-complex="normal"/>
    </style:style>
    <style:style style:name="T197" style:family="text">
      <style:text-properties style:text-underline-style="solid" style:text-underline-width="auto" style:text-underline-color="font-color" fo:font-weight="normal" officeooo:rsid="00f64482" style:font-weight-asian="normal" style:font-weight-complex="normal"/>
    </style:style>
    <style:style style:name="T198" style:family="text">
      <style:text-properties style:text-underline-style="solid" style:text-underline-width="auto" style:text-underline-color="font-color" officeooo:rsid="008ff910"/>
    </style:style>
    <style:style style:name="T199" style:family="text">
      <style:text-properties style:text-underline-style="solid" style:text-underline-width="auto" style:text-underline-color="font-color" officeooo:rsid="01144c24"/>
    </style:style>
    <style:style style:name="T200" style:family="text">
      <style:text-properties style:text-underline-style="solid" style:text-underline-width="auto" style:text-underline-color="font-color" officeooo:rsid="01180684"/>
    </style:style>
    <style:style style:name="T201" style:family="text">
      <style:text-properties style:text-underline-style="solid" style:text-underline-width="auto" style:text-underline-color="font-color" officeooo:rsid="01236e57"/>
    </style:style>
    <style:style style:name="T202" style:family="text">
      <style:text-properties style:text-underline-style="solid" style:text-underline-width="auto" style:text-underline-color="font-color" officeooo:rsid="012c1e83"/>
    </style:style>
    <style:style style:name="T203" style:family="text">
      <style:text-properties style:text-underline-style="solid" style:text-underline-width="auto" style:text-underline-color="font-color" officeooo:rsid="012decab"/>
    </style:style>
    <style:style style:name="T204" style:family="text">
      <style:text-properties style:text-underline-style="solid" style:text-underline-width="auto" style:text-underline-color="font-color" officeooo:rsid="012df846"/>
    </style:style>
    <style:style style:name="T205" style:family="text">
      <style:text-properties style:text-underline-style="solid" style:text-underline-width="auto" style:text-underline-color="font-color" officeooo:rsid="0131bfea"/>
    </style:style>
    <style:style style:name="T206" style:family="text">
      <style:text-properties style:text-underline-style="solid" style:text-underline-width="auto" style:text-underline-color="font-color" officeooo:rsid="013396c4"/>
    </style:style>
    <style:style style:name="T207" style:family="text">
      <style:text-properties style:text-underline-style="solid" style:text-underline-width="auto" style:text-underline-color="font-color" officeooo:rsid="0134c43d"/>
    </style:style>
    <style:style style:name="T208" style:family="text">
      <style:text-properties style:text-underline-style="solid" style:text-underline-width="auto" style:text-underline-color="font-color" officeooo:rsid="0135a924"/>
    </style:style>
    <style:style style:name="T209" style:family="text">
      <style:text-properties style:text-underline-style="solid" style:text-underline-width="auto" style:text-underline-color="font-color" officeooo:rsid="01379be7"/>
    </style:style>
    <style:style style:name="T210" style:family="text">
      <style:text-properties style:text-underline-style="solid" style:text-underline-width="auto" style:text-underline-color="font-color" officeooo:rsid="011931aa"/>
    </style:style>
    <style:style style:name="T211" style:family="text">
      <style:text-properties style:text-underline-style="solid" style:text-underline-width="auto" style:text-underline-color="font-color" officeooo:rsid="01265479"/>
    </style:style>
    <style:style style:name="T212" style:family="text">
      <style:text-properties style:text-underline-style="solid" style:text-underline-width="auto" style:text-underline-color="font-color" officeooo:rsid="01295d83"/>
    </style:style>
    <style:style style:name="T213" style:family="text">
      <style:text-properties style:text-underline-style="solid" style:text-underline-width="auto" style:text-underline-color="font-color" officeooo:rsid="0108ab57"/>
    </style:style>
    <style:style style:name="T214" style:family="text">
      <style:text-properties officeooo:rsid="008dd51e"/>
    </style:style>
    <style:style style:name="T215" style:family="text">
      <style:text-properties officeooo:rsid="008e2d9d"/>
    </style:style>
    <style:style style:name="T216" style:family="text">
      <style:text-properties officeooo:rsid="008ff910"/>
    </style:style>
    <style:style style:name="T217" style:family="text">
      <style:text-properties style:text-underline-style="none"/>
    </style:style>
    <style:style style:name="T218" style:family="text">
      <style:text-properties style:text-underline-style="none" fo:font-weight="normal" style:font-weight-asian="normal" style:font-weight-complex="normal"/>
    </style:style>
    <style:style style:name="T219" style:family="text">
      <style:text-properties style:text-underline-style="none" fo:font-weight="normal" officeooo:rsid="0094cc52" style:font-weight-asian="normal" style:font-weight-complex="normal"/>
    </style:style>
    <style:style style:name="T220" style:family="text">
      <style:text-properties style:text-underline-style="none" fo:font-weight="normal" officeooo:rsid="0049acb7" style:font-weight-asian="normal" style:font-weight-complex="normal"/>
    </style:style>
    <style:style style:name="T221" style:family="text">
      <style:text-properties style:text-underline-style="none" fo:font-weight="normal" officeooo:rsid="00afbd5f" style:font-weight-asian="normal" style:font-weight-complex="normal"/>
    </style:style>
    <style:style style:name="T222" style:family="text">
      <style:text-properties style:text-underline-style="none" fo:font-weight="normal" officeooo:rsid="00b18831" style:font-weight-asian="normal" style:font-weight-complex="normal"/>
    </style:style>
    <style:style style:name="T223" style:family="text">
      <style:text-properties style:text-underline-style="none" fo:font-weight="normal" officeooo:rsid="00b35aea" style:font-weight-asian="normal" style:font-weight-complex="normal"/>
    </style:style>
    <style:style style:name="T224" style:family="text">
      <style:text-properties style:text-underline-style="none" fo:font-weight="normal" officeooo:rsid="0092c68d" style:font-weight-asian="normal" style:font-weight-complex="normal"/>
    </style:style>
    <style:style style:name="T225" style:family="text">
      <style:text-properties style:text-underline-style="none" fo:font-weight="normal" officeooo:rsid="00ab55e9" style:font-weight-asian="normal" style:font-weight-complex="normal"/>
    </style:style>
    <style:style style:name="T226" style:family="text">
      <style:text-properties style:text-underline-style="none" fo:font-weight="normal" officeooo:rsid="00f64482" style:font-weight-asian="normal" style:font-weight-complex="normal"/>
    </style:style>
    <style:style style:name="T227" style:family="text">
      <style:text-properties style:text-underline-style="none" fo:font-weight="normal" officeooo:rsid="011eb3cf" style:font-weight-asian="normal" style:font-weight-complex="normal"/>
    </style:style>
    <style:style style:name="T228" style:family="text">
      <style:text-properties style:text-underline-style="none" fo:font-weight="normal" officeooo:rsid="0149513e" style:font-weight-asian="normal" style:font-weight-complex="normal"/>
    </style:style>
    <style:style style:name="T229" style:family="text">
      <style:text-properties style:text-underline-style="none" fo:font-weight="normal" officeooo:rsid="01557ab4" style:font-weight-asian="normal" style:font-weight-complex="normal"/>
    </style:style>
    <style:style style:name="T230" style:family="text">
      <style:text-properties style:text-underline-style="none" fo:font-weight="normal" officeooo:rsid="0159bdf8" style:font-weight-asian="normal" style:font-weight-complex="normal"/>
    </style:style>
    <style:style style:name="T231" style:family="text">
      <style:text-properties style:text-underline-style="none" officeooo:rsid="01144c24"/>
    </style:style>
    <style:style style:name="T232" style:family="text">
      <style:text-properties style:text-underline-style="none" fo:font-weight="bold" officeooo:rsid="01180684" style:font-weight-asian="bold" style:font-weight-complex="bold"/>
    </style:style>
    <style:style style:name="T233" style:family="text">
      <style:text-properties style:text-underline-style="none" fo:font-weight="bold" officeooo:rsid="012decab" style:font-weight-asian="bold" style:font-weight-complex="bold"/>
    </style:style>
    <style:style style:name="T234" style:family="text">
      <style:text-properties style:text-underline-style="none" officeooo:rsid="01180684"/>
    </style:style>
    <style:style style:name="T235" style:family="text">
      <style:text-properties style:text-underline-style="none" officeooo:rsid="011931aa"/>
    </style:style>
    <style:style style:name="T236" style:family="text">
      <style:text-properties style:text-underline-style="none" officeooo:rsid="011e188c"/>
    </style:style>
    <style:style style:name="T237" style:family="text">
      <style:text-properties style:text-underline-style="none" officeooo:rsid="011eb3cf"/>
    </style:style>
    <style:style style:name="T238" style:family="text">
      <style:text-properties style:text-underline-style="none" officeooo:rsid="01213a30"/>
    </style:style>
    <style:style style:name="T239" style:family="text">
      <style:text-properties style:text-underline-style="none" officeooo:rsid="01233db5"/>
    </style:style>
    <style:style style:name="T240" style:family="text">
      <style:text-properties style:text-underline-style="none" officeooo:rsid="01236e57"/>
    </style:style>
    <style:style style:name="T241" style:family="text">
      <style:text-properties style:text-underline-style="none" officeooo:rsid="01265479"/>
    </style:style>
    <style:style style:name="T242" style:family="text">
      <style:text-properties style:text-underline-style="none" officeooo:rsid="0127d121"/>
    </style:style>
    <style:style style:name="T243" style:family="text">
      <style:text-properties style:text-underline-style="none" officeooo:rsid="01295d83"/>
    </style:style>
    <style:style style:name="T244" style:family="text">
      <style:text-properties style:text-underline-style="none" officeooo:rsid="012c1e83"/>
    </style:style>
    <style:style style:name="T245" style:family="text">
      <style:text-properties style:text-underline-style="none" officeooo:rsid="012decab"/>
    </style:style>
    <style:style style:name="T246" style:family="text">
      <style:text-properties style:text-underline-style="none" officeooo:rsid="012df846"/>
    </style:style>
    <style:style style:name="T247" style:family="text">
      <style:text-properties style:text-underline-style="none" officeooo:rsid="0131bfea"/>
    </style:style>
    <style:style style:name="T248" style:family="text">
      <style:text-properties style:text-underline-style="none" officeooo:rsid="013396c4"/>
    </style:style>
    <style:style style:name="T249" style:family="text">
      <style:text-properties style:text-underline-style="none" officeooo:rsid="0134c43d"/>
    </style:style>
    <style:style style:name="T250" style:family="text">
      <style:text-properties style:text-underline-style="none" officeooo:rsid="0135a924"/>
    </style:style>
    <style:style style:name="T251" style:family="text">
      <style:text-properties style:text-underline-style="none" officeooo:rsid="01370b02"/>
    </style:style>
    <style:style style:name="T252" style:family="text">
      <style:text-properties style:text-underline-style="none" officeooo:rsid="00f64482"/>
    </style:style>
    <style:style style:name="T253" style:family="text">
      <style:text-properties style:text-underline-style="none" officeooo:rsid="01379be7"/>
    </style:style>
    <style:style style:name="T254" style:family="text">
      <style:text-properties style:text-underline-style="none" officeooo:rsid="0150e442"/>
    </style:style>
    <style:style style:name="T255" style:family="text">
      <style:text-properties style:text-underline-style="none" officeooo:rsid="0151b93f"/>
    </style:style>
    <style:style style:name="T256" style:family="text">
      <style:text-properties style:text-underline-style="none" officeooo:rsid="0157bb4c"/>
    </style:style>
    <style:style style:name="T257" style:family="text">
      <style:text-properties style:text-underline-style="none" officeooo:rsid="0108ab57"/>
    </style:style>
    <style:style style:name="T258" style:family="text">
      <style:text-properties style:text-underline-style="none" officeooo:rsid="0112fb82"/>
    </style:style>
    <style:style style:name="T259" style:family="text">
      <style:text-properties officeooo:rsid="0098f064"/>
    </style:style>
    <style:style style:name="T260" style:family="text">
      <style:text-properties fo:color="#ce181e" style:text-underline-style="none" fo:font-weight="normal" officeooo:rsid="009a0d37" style:font-weight-asian="normal" style:font-weight-complex="normal"/>
    </style:style>
    <style:style style:name="T261" style:family="text">
      <style:text-properties fo:color="#ce181e" style:text-underline-style="none" fo:font-weight="normal" officeooo:rsid="009b9ed7" style:font-weight-asian="normal" style:font-weight-complex="normal"/>
    </style:style>
    <style:style style:name="T262" style:family="text">
      <style:text-properties fo:color="#ce181e" style:text-underline-style="none" fo:font-weight="normal" officeooo:rsid="00c49281" style:font-weight-asian="normal" style:font-weight-complex="normal"/>
    </style:style>
    <style:style style:name="T263" style:family="text">
      <style:text-properties fo:color="#ce181e" style:text-underline-style="none" fo:font-weight="normal" officeooo:rsid="00c629fa" style:font-weight-asian="normal" style:font-weight-complex="normal"/>
    </style:style>
    <style:style style:name="T264" style:family="text">
      <style:text-properties fo:color="#ce181e" style:text-underline-style="none" fo:font-weight="normal" officeooo:rsid="00c76296" style:font-weight-asian="normal" style:font-weight-complex="normal"/>
    </style:style>
    <style:style style:name="T265" style:family="text">
      <style:text-properties fo:color="#ce181e" style:text-underline-style="none" fo:font-weight="normal" officeooo:rsid="00c8b424" style:font-weight-asian="normal" style:font-weight-complex="normal"/>
    </style:style>
    <style:style style:name="T266" style:family="text">
      <style:text-properties fo:color="#ce181e" style:text-underline-style="none" fo:font-weight="normal" officeooo:rsid="00ca58ae" style:font-weight-asian="normal" style:font-weight-complex="normal"/>
    </style:style>
    <style:style style:name="T267" style:family="text">
      <style:text-properties fo:color="#ce181e" style:text-underline-style="none" fo:font-weight="normal" officeooo:rsid="00cd6ffe" style:font-weight-asian="normal" style:font-weight-complex="normal"/>
    </style:style>
    <style:style style:name="T268" style:family="text">
      <style:text-properties fo:color="#ce181e" style:text-underline-style="none" fo:font-weight="normal" officeooo:rsid="00e43ee5" style:font-weight-asian="normal" style:font-weight-complex="normal"/>
    </style:style>
    <style:style style:name="T269" style:family="text">
      <style:text-properties fo:color="#ce181e" style:text-underline-style="none" fo:font-weight="normal" officeooo:rsid="00e84304" style:font-weight-asian="normal" style:font-weight-complex="normal"/>
    </style:style>
    <style:style style:name="T270" style:family="text">
      <style:text-properties fo:color="#ce181e" style:text-underline-style="none" fo:font-weight="normal" officeooo:rsid="00ea2b23" style:font-weight-asian="normal" style:font-weight-complex="normal"/>
    </style:style>
    <style:style style:name="T271" style:family="text">
      <style:text-properties fo:color="#ce181e" style:text-underline-style="solid" style:text-underline-width="auto" style:text-underline-color="font-color" fo:font-weight="normal" officeooo:rsid="009b9ed7" style:font-weight-asian="normal" style:font-weight-complex="normal"/>
    </style:style>
    <style:style style:name="T272" style:family="text">
      <style:text-properties fo:color="#ce181e" style:text-underline-style="solid" style:text-underline-width="auto" style:text-underline-color="font-color" fo:font-weight="normal" officeooo:rsid="009d8009" style:font-weight-asian="normal" style:font-weight-complex="normal"/>
    </style:style>
    <style:style style:name="T273" style:family="text">
      <style:text-properties fo:color="#ce181e" fo:font-style="normal" style:text-underline-style="none" fo:font-weight="normal" officeooo:rsid="00b6a86c" style:font-style-asian="normal" style:font-weight-asian="normal" style:font-style-complex="normal" style:font-weight-complex="normal"/>
    </style:style>
    <style:style style:name="T274" style:family="text">
      <style:text-properties officeooo:rsid="00a0ea41"/>
    </style:style>
    <style:style style:name="T275" style:family="text">
      <style:text-properties officeooo:rsid="00a180bb"/>
    </style:style>
    <style:style style:name="T276" style:family="text">
      <style:text-properties style:font-name="Liberation Serif1" officeooo:rsid="00a48489" style:font-name-asian="Liberation Serif1" style:font-name-complex="Liberation Serif1"/>
    </style:style>
    <style:style style:name="T277" style:family="text">
      <style:text-properties style:font-name="Liberation Serif1" officeooo:rsid="017416b2" style:font-name-asian="Liberation Serif1" style:font-name-complex="Liberation Serif1"/>
    </style:style>
    <style:style style:name="T278" style:family="text">
      <style:text-properties style:font-name="Liberation Serif1" fo:font-style="normal" officeooo:rsid="00a48489" style:font-name-asian="Liberation Serif1" style:font-style-asian="normal" style:font-name-complex="Liberation Serif1" style:font-style-complex="normal"/>
    </style:style>
    <style:style style:name="T279" style:family="text">
      <style:text-properties style:font-name="Liberation Serif" officeooo:rsid="017416b2" style:font-name-asian="Noto Sans CJK SC" style:font-name-complex="David CLM"/>
    </style:style>
    <style:style style:name="T280" style:family="text">
      <style:text-properties officeooo:rsid="00acb015"/>
    </style:style>
    <style:style style:name="T281" style:family="text">
      <style:text-properties officeooo:rsid="00b8ad16"/>
    </style:style>
    <style:style style:name="T282" style:family="text">
      <style:text-properties officeooo:rsid="00d3e94f"/>
    </style:style>
    <style:style style:name="T283" style:family="text">
      <style:text-properties officeooo:rsid="00d9a47b"/>
    </style:style>
    <style:style style:name="T284" style:family="text">
      <style:text-properties officeooo:rsid="00e01a3a"/>
    </style:style>
    <style:style style:name="T285" style:family="text">
      <style:text-properties officeooo:rsid="00f64482"/>
    </style:style>
    <style:style style:name="T286" style:family="text">
      <style:text-properties officeooo:rsid="00f65021"/>
    </style:style>
    <style:style style:name="T287" style:family="text">
      <style:text-properties officeooo:rsid="00fa192c"/>
    </style:style>
    <style:style style:name="T288" style:family="text">
      <style:text-properties officeooo:rsid="00fca231"/>
    </style:style>
    <style:style style:name="T289" style:family="text">
      <style:text-properties officeooo:rsid="01013d69"/>
    </style:style>
    <style:style style:name="T290" style:family="text">
      <style:text-properties officeooo:rsid="0108ab57"/>
    </style:style>
    <style:style style:name="T291" style:family="text">
      <style:text-properties officeooo:rsid="0112fb82"/>
    </style:style>
    <style:style style:name="T292" style:family="text">
      <style:text-properties officeooo:rsid="01144c24"/>
    </style:style>
    <style:style style:name="T293" style:family="text">
      <style:text-properties officeooo:rsid="01180684"/>
    </style:style>
    <style:style style:name="T294" style:family="text">
      <style:text-properties officeooo:rsid="0143408d"/>
    </style:style>
    <style:style style:name="T295" style:family="text">
      <style:text-properties officeooo:rsid="01441d2a"/>
    </style:style>
    <style:style style:name="T296" style:family="text">
      <style:text-properties officeooo:rsid="01444ff4"/>
    </style:style>
    <style:style style:name="T297" style:family="text">
      <style:text-properties fo:font-size="10pt" style:font-size-asian="10pt" style:font-size-complex="10pt"/>
    </style:style>
    <style:style style:name="T298" style:family="text">
      <style:text-properties officeooo:rsid="0172a725"/>
    </style:style>
    <style:style style:name="T299" style:family="text">
      <style:text-properties officeooo:rsid="017416b2"/>
    </style:style>
    <style:style style:name="T300" style:family="text">
      <style:text-properties style:font-name="Ubuntu" officeooo:rsid="017416b2" style:font-name-asian="Ubuntu" style:font-name-complex="Ubunt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Les natures de mots pouvant poser problème <text:span text:style-name="T281">(cycle 4)</text:span></text:p>
      <text:p text:style-name="P4"><text:span text:style-name="T171">les déterminants articles contractés (</text:span><text:span text:style-name="T77">au</text:span><text:span text:style-name="T108">,</text:span><text:span text:style-name="T77"> aux</text:span><text:span text:style-name="T108">,</text:span><text:span text:style-name="T77"> du</text:span><text:span text:style-name="T108"> et </text:span><text:span text:style-name="T77">des</text:span><text:span text:style-name="T108">)</text:span></text:p>
      <text:p text:style-name="P6"><text:span text:style-name="T78"><text:tab/></text:span><text:span text:style-name="T84">[exemple]<text:tab/></text:span><text:span text:style-name="T114">Il donne des fruits à sa sœur et </text:span><text:span text:style-name="T161">aux</text:span><text:span text:style-name="T114"> élèves.</text:span></text:p>
      <text:p text:style-name="P1"><text:tab/><text:span text:style-name="T172">[</text:span><text:span text:style-name="T173">définition</text:span><text:span text:style-name="T172">]</text:span><text:span text:style-name="T170"> <text:tab/></text:span>Il s’agit de <text:span text:style-name="T169">deux </text:span>mots en un : une préposition (<text:span text:style-name="T1">de</text:span><text:span text:style-name="T78"> ou </text:span><text:span text:style-name="T1">à</text:span><text:span text:style-name="T78">) suivi d’un déterminant</text:span></text:p>
      <text:p text:style-name="P1"><text:span text:style-name="T78"><text:tab/><text:tab/><text:tab/>article défini ; </text:span><text:span text:style-name="T5">au</text:span><text:span text:style-name="T88"> = </text:span><text:span text:style-name="T5">à</text:span><text:span text:style-name="T88"> + </text:span><text:span text:style-name="T5">le</text:span><text:span text:style-name="T88">, </text:span><text:span text:style-name="T6">aux = à + les</text:span><text:span text:style-name="T89">, </text:span><text:span text:style-name="T3">du</text:span><text:span text:style-name="T80"> = </text:span><text:span text:style-name="T3">de</text:span><text:span text:style-name="T80"> + </text:span><text:span text:style-name="T3">le, </text:span><text:span text:style-name="T6">des</text:span><text:span text:style-name="T5"> = </text:span><text:span text:style-name="T6">de</text:span><text:span text:style-name="T5"> + les</text:span></text:p>
      <text:p text:style-name="P2"><text:span text:style-name="T78"><text:tab/></text:span><text:span text:style-name="T109">[remarque]</text:span><text:span text:style-name="T80"> <text:tab/></text:span><text:span text:style-name="T3">à la</text:span><text:span text:style-name="T80">, </text:span><text:span text:style-name="T3">de la</text:span><text:span text:style-name="T80"> </text:span><text:span text:style-name="T85">ne sont pas déterminants articles contractés car ils </text:span><text:span text:style-name="T80">ne se contractent</text:span></text:p>
      <text:p text:style-name="P2"><text:span text:style-name="T80"><text:tab/><text:tab/><text:tab/>pas et restent en deux mots </text:span><text:span text:style-name="T86">(préposition + déterminant article défini)</text:span></text:p>
      <text:p text:style-name="P126"><text:span text:style-name="T79"><text:tab/></text:span><text:span text:style-name="T110">[</text:span><text:span text:style-name="T108">⚠</text:span><text:span text:style-name="T110">]</text:span><text:span text:style-name="T79"> <text:tab/><text:tab/></text:span><text:span text:style-name="T2">du</text:span><text:span text:style-name="T79"> et </text:span><text:span text:style-name="T2">des</text:span><text:span text:style-name="T79"> </text:span><text:span text:style-name="T81">sont aussi des déterminants articles partitifs (■ exercice 1)</text:span></text:p>
      <text:p text:style-name="P127"><text:span text:style-name="T79"><text:tab/></text:span><text:span text:style-name="T110">[</text:span><text:span text:style-name="T111">⚠</text:span><text:span text:style-name="T110">]</text:span><text:span text:style-name="T79"> <text:tab/><text:tab/></text:span><text:span text:style-name="T2">des</text:span><text:span text:style-name="T79"> </text:span><text:span text:style-name="T93">est aussi un déterminant article indéfini </text:span><text:span text:style-name="T81">(■ exercice 1)</text:span></text:p>
      <text:p text:style-name="P128"><text:span text:style-name="T79"><text:tab/></text:span><text:span text:style-name="T110">[⚐]</text:span><text:span text:style-name="T79"> <text:tab/><text:tab/></text:span><text:span text:style-name="T90">l’</text:span><text:span text:style-name="T107">allemand</text:span><text:span text:style-name="T90"> connaît aussi les déterminants articles contractés : </text:span><text:span text:style-name="T27">in</text:span><text:span text:style-name="T7"> + </text:span><text:span text:style-name="T27">dem</text:span><text:span text:style-name="T7"> = </text:span><text:span text:style-name="T27">dem</text:span></text:p>
      <text:p text:style-name="P126"><text:span text:style-name="T81"/></text:p>
      <text:p text:style-name="P7"><text:span text:style-name="T81">les déterminants articles </text:span><text:span text:style-name="T83">partitifs</text:span><text:span text:style-name="T81"> (</text:span><text:span text:style-name="T4">du, de, de la, de l’, des</text:span><text:span text:style-name="T81">)</text:span></text:p>
      <text:p text:style-name="P7"><text:span text:style-name="T81"><text:tab/></text:span><text:span text:style-name="T87">[exemple]<text:tab/></text:span><text:span text:style-name="T115">Je bois </text:span><text:span text:style-name="T162">de l’</text:span><text:span text:style-name="T115">eau.</text:span></text:p>
      <text:p text:style-name="P7"><text:span text:style-name="T115"><text:tab/></text:span><text:span text:style-name="T91">[définition]</text:span><text:span text:style-name="T115"><text:tab/></text:span><text:span text:style-name="T116">Il s’agit d’un déterminant utilisé avec des mots que l’on ne peut compter,</text:span></text:p>
      <text:p text:style-name="P7"><text:span text:style-name="T116"><text:tab/><text:tab/><text:tab/></text:span><text:span text:style-name="T120">par exemple </text:span><text:span text:style-name="T116">de l’eau ou du fer.</text:span></text:p>
      <text:p text:style-name="P8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28">du</text:span><text:span text:style-name="T113"> et </text:span><text:span text:style-name="T28">des</text:span><text:span text:style-name="T113"> </text:span><text:span text:style-name="T117">sont aussi des déterminants articles </text:span><text:span text:style-name="T118">contractés</text:span><text:span text:style-name="T117"> (■ exercice 1)</text:span></text:p>
      <text:p text:style-name="P9"><text:span text:style-name="T113"><text:tab/></text:span><text:span text:style-name="T82">[</text:span><text:span text:style-name="T81">⚠</text:span><text:span text:style-name="T82">]</text:span><text:span text:style-name="T113"> <text:tab/><text:tab/></text:span><text:span text:style-name="T28">des</text:span><text:span text:style-name="T113"> </text:span><text:span text:style-name="T119">est aussi un déterminant article indéfini </text:span><text:span text:style-name="T117">(■ exercice 1)</text:span></text:p>
      <text:p text:style-name="P10"><text:span text:style-name="T116"><text:tab/></text:span><text:span text:style-name="T82">[</text:span><text:span text:style-name="T92">⚠</text:span><text:span text:style-name="T82">]</text:span><text:span text:style-name="T117"> <text:tab/><text:tab/></text:span><text:span text:style-name="T29">de la</text:span><text:span text:style-name="T122"> peut aussi être une préposition suivie du déterminant article défini </text:span></text:p>
      <text:p text:style-name="P10"><text:span text:style-name="T122"><text:tab/><text:tab/><text:tab/>(■ exercice 1)</text:span></text:p>
      <text:p text:style-name="P31"><text:span text:style-name="T113"><text:tab/></text:span><text:span text:style-name="T82">[⚐]</text:span><text:span text:style-name="T113"> <text:tab/><text:tab/></text:span><text:span text:style-name="T157">l’anglais utilise </text:span><text:span text:style-name="T50">some </text:span><text:span text:style-name="T157">: </text:span><text:span text:style-name="T50">I want </text:span><text:span text:style-name="T66">some</text:span><text:span text:style-name="T50"> water.</text:span></text:p>
      <text:p text:style-name="P10"><text:span text:style-name="T122"/></text:p>
      <text:p text:style-name="P34"><text:span text:style-name="T94">l</text:span><text:span text:style-name="T78">es déterminants possessifs (mon, ton, … notre, votre, leur, … son, sa, ses… )</text:span></text:p>
      <text:p text:style-name="P11"><text:span text:style-name="T116"><text:tab/></text:span><text:span text:style-name="T82">[</text:span><text:span text:style-name="T95">exemple</text:span><text:span text:style-name="T82">]</text:span><text:span text:style-name="T113"> <text:tab/></text:span><text:span text:style-name="T163">Notre</text:span><text:span text:style-name="T124"> maison n’est pas la vôtre ; </text:span><text:span text:style-name="T163">leurs</text:span><text:span text:style-name="T124"> maisons leur appartiennent. </text:span></text:p>
      <text:p text:style-name="P12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30">notre</text:span><text:span text:style-name="T123"> et </text:span><text:span text:style-name="T30">votre</text:span><text:span text:style-name="T123"> ne prennent pas d’accent circonflexe contrairement au</text:span><text:span text:style-name="T154">x</text:span></text:p>
      <text:p text:style-name="P12"><text:span text:style-name="T123"><text:tab/><text:tab/><text:tab/>pronom</text:span><text:span text:style-name="T154">s</text:span><text:span text:style-name="T123"> possessif</text:span><text:span text:style-name="T154">s</text:span><text:span text:style-name="T123"> </text:span><text:span text:style-name="T30">le vôtre</text:span><text:span text:style-name="T123">, </text:span><text:span text:style-name="T30">le nôtre</text:span><text:span text:style-name="T123"> (■ exercice 2)</text:span></text:p>
      <text:p text:style-name="P11"><text:span text:style-name="T123"><text:tab/></text:span><text:span text:style-name="T82">[</text:span><text:span text:style-name="T92">⚠</text:span><text:span text:style-name="T82">]</text:span><text:span text:style-name="T113"> <text:tab/><text:tab/></text:span><text:span text:style-name="T31">leur</text:span><text:span text:style-name="T125"> s’accord en genre et en nombre avec le mot </text:span><text:span text:style-name="T155">auquel</text:span><text:span text:style-name="T125"> il se rapporte</text:span></text:p>
      <text:p text:style-name="P11"><text:span text:style-name="T125"><text:tab/><text:tab/><text:tab/>contrairement au </text:span><text:span text:style-name="T31">leur</text:span><text:span text:style-name="T125"> pronom personnel (■ exercice 3)</text:span></text:p>
      <text:p text:style-name="P32"><text:span text:style-name="T125"><text:tab/></text:span><text:span text:style-name="T82">[⚐]</text:span><text:span text:style-name="T125"> <text:tab/><text:tab/></text:span><text:span text:style-name="T158">l’anglais traduit </text:span><text:span text:style-name="T51">son, sa, ses</text:span><text:span text:style-name="T158"> par </text:span><text:span text:style-name="T51">his</text:span><text:span text:style-name="T158"> et </text:span><text:span text:style-name="T51">her</text:span><text:span text:style-name="T158">. Attention à la traduction c</text:span><text:span text:style-name="T159">ar les</text:span></text:p>
      <text:p text:style-name="P32"><text:span text:style-name="T159"><text:tab/><text:tab/><text:tab/>deux langues sont très différentes sur ce point précis.</text:span></text:p>
      <text:p text:style-name="P147"/>
      <text:p text:style-name="P41"><text:span text:style-name="T92">l</text:span><text:span text:style-name="T103">es </text:span><text:span text:style-name="T105">déterminants</text:span><text:span text:style-name="T103"> </text:span><text:span text:style-name="T104">démonstratifs</text:span><text:span text:style-name="T103"> (</text:span><text:span text:style-name="T105">ce, cet, cette, ces</text:span><text:span text:style-name="T104">)</text:span></text:p>
      <text:p text:style-name="P13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45">ce</text:span><text:span text:style-name="T147"> peut aussi être un </text:span><text:span text:style-name="T149">pronom</text:span><text:span text:style-name="T147"> </text:span><text:span text:style-name="T148">démonstratif</text:span><text:span text:style-name="T147"> (■ exercice 11)</text:span></text:p>
      <text:p text:style-name="P146"><text:span text:style-name="T125"/></text:p>
      <text:p text:style-name="P35"><text:span text:style-name="T94">l</text:span><text:span text:style-name="T96">es déterminants </text:span><text:span text:style-name="T97">indéfinis</text:span><text:span text:style-name="T96"> </text:span><text:span text:style-name="T97">(aucun, autre, certain… tout…)</text:span></text:p>
      <text:p text:style-name="P14"><text:span text:style-name="T116"><text:tab/></text:span><text:span text:style-name="T82">[</text:span><text:span text:style-name="T95">exemple</text:span><text:span text:style-name="T82">]</text:span><text:span text:style-name="T126"> <text:tab/></text:span><text:span text:style-name="T164">Certain</text:span><text:span text:style-name="T165">e</text:span><text:span text:style-name="T164">s</text:span><text:span text:style-name="T126"> </text:span><text:span text:style-name="T128">personnes </text:span><text:span text:style-name="T126">pensent le contraire.</text:span></text:p>
      <text:p text:style-name="P15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32">certain</text:span><text:span text:style-name="T127"> peut aussi être un adjectif (</text:span><text:span text:style-name="T49">I</text:span><text:span text:style-name="T32">l est </text:span><text:span text:style-name="T59">certain</text:span><text:span text:style-name="T32"> de lui.)</text:span><text:span text:style-name="T127"> </text:span><text:span text:style-name="T129">ou un pronom indéfini</text:span></text:p>
      <text:p text:style-name="P15"><text:span text:style-name="T129"><text:tab/><text:tab/><text:tab/>(</text:span><text:span text:style-name="T60">Certains</text:span><text:span text:style-name="T33"> pensent l’inverse.</text:span><text:span text:style-name="T129">) (■ exercice 4)</text:span></text:p>
      <text:p text:style-name="P16"><text:span text:style-name="T116"><text:tab/></text:span><text:span text:style-name="T82">[</text:span><text:span text:style-name="T92">⚠</text:span><text:span text:style-name="T82">]</text:span><text:span text:style-name="T123"> <text:tab/><text:tab/></text:span><text:span text:style-name="T34">tout</text:span><text:span text:style-name="T127"> peut aussi être un </text:span><text:span text:style-name="T130">adverbe</text:span><text:span text:style-name="T127"> (</text:span><text:span text:style-name="T34">Ils sont </text:span><text:span text:style-name="T61">tout</text:span><text:span text:style-name="T34"> trempés.</text:span><text:span text:style-name="T130">) </text:span><text:span text:style-name="T131">ou un pronom</text:span></text:p>
      <text:p text:style-name="P16"><text:span text:style-name="T131"><text:tab/><text:tab/><text:tab/>indéfini (</text:span><text:span text:style-name="T62">Tout</text:span><text:span text:style-name="T35"> finit bien.</text:span><text:span text:style-name="T131">) </text:span><text:span text:style-name="T150">ou encore un nom commun </text:span><text:span text:style-name="T132">(■ exercice 5)</text:span></text:p>
      <text:p text:style-name="P145"><text:span text:style-name="T126"/></text:p>
      <text:p text:style-name="P37"><text:span text:style-name="T97">l</text:span><text:span text:style-name="T78">es déterminants numéraux cardinaux (</text:span><text:span text:style-name="T1">zéro, un, deux, trois, …</text:span><text:span text:style-name="T78">)</text:span></text:p>
      <text:p text:style-name="P37"><text:span text:style-name="T113"><text:tab/></text:span><text:span text:style-name="T78">[exemple]</text:span><text:span text:style-name="T113"><text:tab/>Un jour il a compté depuis </text:span><text:span text:style-name="T160">un</text:span><text:span text:style-name="T113"> jusqu’à cent.</text:span></text:p>
      <text:p text:style-name="P17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36">un</text:span><text:span text:style-name="T133"> </text:span><text:span text:style-name="T127">peut aussi être un </text:span><text:span text:style-name="T133">déterminant article indéfini </text:span><text:span text:style-name="T152">ou un pronom indéfini.</text:span></text:p>
      <text:p text:style-name="P29"><text:span text:style-name="T152"><text:tab/><text:tab/><text:tab/></text:span><text:span text:style-name="T129">(■ exercice </text:span><text:span text:style-name="T133">6</text:span><text:span text:style-name="T129">)</text:span></text:p>
      <text:p text:style-name="P42"><text:soft-page-break/><text:span text:style-name="T92">l</text:span><text:span text:style-name="T78">es pronoms personnels (je, tu, il, on, …, le, les…)</text:span></text:p>
      <text:p text:style-name="P38"><text:span text:style-name="T126"><text:tab/></text:span><text:span text:style-name="T97">[exemple]</text:span><text:span text:style-name="T126"><text:tab/></text:span><text:span text:style-name="T134">Le vent </text:span><text:span text:style-name="T166">le</text:span><text:span text:style-name="T134"> soulève.</text:span></text:p>
      <text:p text:style-name="P18"><text:span text:style-name="T116"><text:tab/></text:span><text:span text:style-name="T82">[</text:span><text:span text:style-name="T92">⚠</text:span><text:span text:style-name="T82">]</text:span><text:span text:style-name="T97"> </text:span><text:span text:style-name="T126"><text:tab/><text:tab/></text:span><text:span text:style-name="T37">le, la, les</text:span><text:span text:style-name="T133"> </text:span><text:span text:style-name="T127">peu</text:span><text:span text:style-name="T134">vent</text:span><text:span text:style-name="T127"> aussi être </text:span><text:span text:style-name="T134">des</text:span><text:span text:style-name="T127"> </text:span><text:span text:style-name="T133">déterminant</text:span><text:span text:style-name="T134">s</text:span><text:span text:style-name="T133"> article</text:span><text:span text:style-name="T134">s</text:span><text:span text:style-name="T133"> défini</text:span><text:span text:style-name="T134">s</text:span><text:span text:style-name="T133">. </text:span><text:span text:style-name="T129">(■ exercice </text:span><text:span text:style-name="T134">7)</text:span></text:p>
      <text:p text:style-name="P19"><text:span text:style-name="T116"><text:tab/></text:span><text:span text:style-name="T82">[</text:span><text:span text:style-name="T92">⚠</text:span><text:span text:style-name="T82">]</text:span><text:span text:style-name="T126"> <text:tab/><text:tab/></text:span><text:span text:style-name="T38">on</text:span><text:span text:style-name="T133"> </text:span><text:span text:style-name="T127">peu</text:span><text:span text:style-name="T135">t </text:span><text:span text:style-name="T127">aussi être </text:span><text:span text:style-name="T135">un pronom indéfini </text:span><text:span text:style-name="T129">(■ exercice </text:span><text:span text:style-name="T136">8</text:span><text:span text:style-name="T134">)</text:span></text:p>
      <text:p text:style-name="P33"><text:span text:style-name="T134"><text:tab/></text:span><text:span text:style-name="T82">[⚐]</text:span><text:span text:style-name="T134"> <text:tab/><text:tab/></text:span><text:span text:style-name="T157">l’a</text:span><text:span text:style-name="T159">llemand traduit </text:span><text:span text:style-name="T52">on</text:span><text:span text:style-name="T159"> (&lt; latin </text:span><text:span text:style-name="T52">homo</text:span><text:span text:style-name="T159">) par </text:span><text:span text:style-name="T52">man</text:span><text:span text:style-name="T159"> (&lt; </text:span><text:span text:style-name="T52">der Mann, l’homme</text:span><text:span text:style-name="T159">)</text:span></text:p>
      <text:p text:style-name="P19"><text:span text:style-name="T134"/></text:p>
      <text:p text:style-name="P43"><text:span text:style-name="T92">l</text:span><text:span text:style-name="T78">es pronoms </text:span><text:span text:style-name="T98">relatifs</text:span><text:span text:style-name="T78"> (</text:span><text:span text:style-name="T98">qui, que, quoi, dont, où, lequel, duquel, auquel)</text:span></text:p>
      <text:p text:style-name="P43"><text:span text:style-name="T98"><text:tab/>[exemple]<text:tab/></text:span><text:span text:style-name="T137">Je pense que le livre </text:span><text:span text:style-name="T167">que</text:span><text:span text:style-name="T137"> je lis est mauvais.</text:span></text:p>
      <text:p text:style-name="P3"><text:tab/><text:span text:style-name="T172">[</text:span><text:span text:style-name="T173">définition</text:span><text:span text:style-name="T172">]</text:span><text:span text:style-name="T170"> <text:tab/></text:span>Il s’agit <text:span text:style-name="T99">de mots que l’on place au début d’une proposition subordonnée</text:span></text:p>
      <text:p text:style-name="P3"><text:span text:style-name="T99"><text:tab/><text:tab/><text:tab/>relative. Un pronom relatif a un </text:span><text:span text:style-name="T112">antécédent</text:span><text:span text:style-name="T99"> qu’il remplace dans la <text:tab/><text:tab/><text:tab/><text:tab/>subordonnée.</text:span></text:p>
      <text:p text:style-name="P20"><text:span text:style-name="T116"><text:tab/></text:span><text:span text:style-name="T82">[</text:span><text:span text:style-name="T92">⚠</text:span><text:span text:style-name="T82">]</text:span><text:span text:style-name="T126"> <text:tab/><text:tab/></text:span><text:span text:style-name="T39">que</text:span><text:span text:style-name="T133"> </text:span><text:span text:style-name="T127">peu</text:span><text:span text:style-name="T135">t </text:span><text:span text:style-name="T127">aussi être </text:span><text:span text:style-name="T135">un</text:span><text:span text:style-name="T138">e conjonction de subordination</text:span><text:span text:style-name="T135"> </text:span><text:span text:style-name="T139">ou un adverbe </text:span></text:p>
      <text:p text:style-name="P21"><text:span text:style-name="T139"><text:tab/><text:tab/><text:tab/>exclamatif ou encore un</text:span><text:span text:style-name="T153"> pronom interrogatif</text:span><text:span text:style-name="T139"> </text:span><text:span text:style-name="T129">(■ exercice </text:span><text:span text:style-name="T138">9</text:span><text:span text:style-name="T134">)</text:span></text:p>
      <text:p text:style-name="P21"><text:span text:style-name="T134"/></text:p>
      <text:p text:style-name="P44"><text:span text:style-name="T92">l</text:span><text:span text:style-name="T78">es pronoms </text:span><text:span text:style-name="T100">indéfinis</text:span><text:span text:style-name="T78"> (</text:span><text:span text:style-name="T100">aucune, autre, certains, on, </text:span><text:span text:style-name="T101">tout</text:span><text:span text:style-name="T100">…</text:span><text:span text:style-name="T78">)</text:span></text:p>
      <text:p text:style-name="P39"><text:span text:style-name="T126"><text:tab/></text:span><text:span text:style-name="T97">[exemple]</text:span><text:span text:style-name="T126"><text:tab/></text:span><text:span text:style-name="T168">Certains</text:span><text:span text:style-name="T140"> l’ont vue, d’</text:span><text:span text:style-name="T168">autres</text:span><text:span text:style-name="T140"> non mais les autres parents n’en savent rien.</text:span></text:p>
      <text:p text:style-name="P22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32">certain</text:span><text:span text:style-name="T127"> peut aussi être un adjectif (</text:span><text:span text:style-name="T32">il est </text:span><text:span text:style-name="T59">certain</text:span><text:span text:style-name="T32"> de lui.)</text:span><text:span text:style-name="T127"> </text:span><text:span text:style-name="T129">ou un </text:span><text:span text:style-name="T141">déterminant<text:tab/></text:span></text:p>
      <text:p text:style-name="P22"><text:span text:style-name="T141"><text:tab/><text:tab/><text:tab/></text:span><text:span text:style-name="T129">indéfini (</text:span><text:span text:style-name="T63">C</text:span><text:span text:style-name="T60">ertains</text:span><text:span text:style-name="T33"> </text:span><text:span text:style-name="T40">adultes </text:span><text:span text:style-name="T33">pensent l’inverse.</text:span><text:span text:style-name="T129">) (■ exercice 4)</text:span></text:p>
      <text:p text:style-name="P23"><text:span text:style-name="T116"><text:tab/></text:span><text:span text:style-name="T82">[</text:span><text:span text:style-name="T92">⚠</text:span><text:span text:style-name="T82">]</text:span><text:span text:style-name="T123"> <text:tab/><text:tab/></text:span><text:span text:style-name="T34">tout</text:span><text:span text:style-name="T127"> peut aussi être un </text:span><text:span text:style-name="T130">adverbe</text:span><text:span text:style-name="T127"> (</text:span><text:span text:style-name="T34">Ils sont </text:span><text:span text:style-name="T61">tout</text:span><text:span text:style-name="T34"> trempés</text:span><text:span text:style-name="T130">) </text:span><text:span text:style-name="T151">ou </text:span><text:span text:style-name="T131">un</text:span></text:p>
      <text:p text:style-name="P28"><text:span text:style-name="T131"><text:tab/><text:tab/><text:tab/></text:span><text:span text:style-name="T142">déterminant </text:span><text:span text:style-name="T131">indéfini (</text:span><text:span text:style-name="T62">Tout</text:span><text:span text:style-name="T64">e</text:span><text:span text:style-name="T41"> histoire a une fin</text:span><text:span text:style-name="T35">.</text:span><text:span text:style-name="T131">) </text:span><text:span text:style-name="T151">ou encore un </text:span></text:p>
      <text:p text:style-name="P28"><text:span text:style-name="T151"><text:tab/><text:tab/><text:tab/>nom commun. </text:span><text:span text:style-name="T132">(■ exercice 5)</text:span></text:p>
      <text:p text:style-name="P24"><text:span text:style-name="T116"><text:tab/></text:span><text:span text:style-name="T82">[</text:span><text:span text:style-name="T92">⚠</text:span><text:span text:style-name="T82">]</text:span><text:span text:style-name="T97"> </text:span><text:span text:style-name="T126"><text:tab/><text:tab/></text:span><text:span text:style-name="T38">on</text:span><text:span text:style-name="T133"> </text:span><text:span text:style-name="T127">peu</text:span><text:span text:style-name="T135">t </text:span><text:span text:style-name="T127">aussi être </text:span><text:span text:style-name="T135">un pronom </text:span><text:span text:style-name="T143">personnel</text:span><text:span text:style-name="T135"> </text:span><text:span text:style-name="T129">(■ exercice </text:span><text:span text:style-name="T136">8</text:span><text:span text:style-name="T134">)</text:span></text:p>
      <text:p text:style-name="P25"><text:span text:style-name="T116"><text:tab/></text:span><text:span text:style-name="T82">[</text:span><text:span text:style-name="T92">⚠</text:span><text:span text:style-name="T82">]</text:span><text:span text:style-name="T126"> <text:tab/><text:tab/></text:span><text:span text:style-name="T42">personne</text:span><text:span text:style-name="T133"> </text:span><text:span text:style-name="T127">peu</text:span><text:span text:style-name="T135">t </text:span><text:span text:style-name="T127">aussi être </text:span><text:span text:style-name="T135">un </text:span><text:span text:style-name="T144">nom commun</text:span><text:span text:style-name="T135"> </text:span><text:span text:style-name="T129">(■ exercice </text:span><text:span text:style-name="T144">10</text:span><text:span text:style-name="T134">)</text:span></text:p>
      <text:p text:style-name="P25"><text:span text:style-name="T134"/></text:p>
      <text:p text:style-name="P45"><text:span text:style-name="T92">l</text:span><text:span text:style-name="T78">es pronoms </text:span><text:span text:style-name="T102">possessifs</text:span><text:span text:style-name="T78"> (</text:span><text:span text:style-name="T102">le mien, le nôtre, …</text:span><text:span text:style-name="T78">)</text:span></text:p>
      <text:p text:style-name="P26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43">le </text:span><text:span text:style-name="T30">n</text:span><text:span text:style-name="T43">ô</text:span><text:span text:style-name="T30">tre</text:span><text:span text:style-name="T123"> et </text:span><text:span text:style-name="T43">le </text:span><text:span text:style-name="T30">v</text:span><text:span text:style-name="T43">ô</text:span><text:span text:style-name="T30">tre</text:span><text:span text:style-name="T123"> prennent </text:span><text:span text:style-name="T145">l’</text:span><text:span text:style-name="T123">accent circonflexe contrairement au</text:span><text:span text:style-name="T156">x</text:span></text:p>
      <text:p text:style-name="P26"><text:span text:style-name="T123"><text:tab/><text:tab/><text:tab/></text:span><text:span text:style-name="T146">déterminant</text:span><text:span text:style-name="T156">s</text:span><text:span text:style-name="T123"> possessif</text:span><text:span text:style-name="T156">s</text:span><text:span text:style-name="T123"> </text:span><text:span text:style-name="T30">v</text:span><text:span text:style-name="T44">o</text:span><text:span text:style-name="T30">tre</text:span><text:span text:style-name="T123">, </text:span><text:span text:style-name="T30">n</text:span><text:span text:style-name="T44">o</text:span><text:span text:style-name="T30">tre</text:span><text:span text:style-name="T123"> (■ exercice 2)</text:span></text:p>
      <text:p text:style-name="P26"><text:span text:style-name="T123"/></text:p>
      <text:p text:style-name="P46"><text:span text:style-name="T92">l</text:span><text:span text:style-name="T103">es pronoms </text:span><text:span text:style-name="T104">démonstratifs</text:span><text:span text:style-name="T103"> (</text:span><text:span text:style-name="T104">celui, celui-ci, celui-là, celle, cela, ce, …)</text:span></text:p>
      <text:p text:style-name="P27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45">ce </text:span><text:span text:style-name="T147">peut aussi être un déterminant </text:span><text:span text:style-name="T148">démonstratif</text:span><text:span text:style-name="T147"> (■ exercice 11)</text:span></text:p>
      <text:p text:style-name="P49"/>
      <text:p text:style-name="P150"><text:span text:style-name="T104">e</text:span><text:span text:style-name="T78">xercices</text:span></text:p>
      <text:p text:style-name="P48"><text:span text:style-name="T113"/></text:p>
      <text:p text:style-name="P48"><text:span text:style-name="T278">■ </text:span><text:span text:style-name="T78">exercice n°1 : distinguer </text:span><text:span text:style-name="T106">la nature grammaticale de</text:span><text:span text:style-name="T78"> </text:span><text:span text:style-name="T1">du, des, de la</text:span></text:p>
      <text:p text:style-name="P85">Pour réussir l’exercice :</text:p>
      <text:p text:style-name="P107"><text:span text:style-name="T277">•</text:span> <text:span text:style-name="T214">si le déterminant est utilisé avant un mot que l’on ne peut compter→ déterminant article partitif</text:span></text:p>
      <text:p text:style-name="P86"><text:tab/><text:span text:style-name="T174">[exemple] </text:span><text:span text:style-name="T200">de l</text:span><text:span text:style-name="T293">’eau, </text:span><text:span text:style-name="T200">des</text:span><text:span text:style-name="T293"> ténèbres</text:span></text:p>
      <text:p text:style-name="P107"><text:span text:style-name="T277">•</text:span><text:span text:style-name="T282"> si le déterminant est utilisé après un verbe ou une expression exigeant la préposition </text:span><text:span text:style-name="T8">de</text:span><text:span text:style-name="T215"> → déterminant article contracté (exemple : se souvenir </text:span><text:span text:style-name="T198">de</text:span><text:span text:style-name="T216">, du côté </text:span><text:span text:style-name="T198">de</text:span><text:span text:style-name="T216">) pour </text:span><text:span text:style-name="T26">du</text:span><text:span text:style-name="T294"> et </text:span><text:span text:style-name="T26">des </text:span><text:span text:style-name="T294">; pour </text:span><text:span text:style-name="T26">de la</text:span><text:span text:style-name="T294">, →</text:span></text:p>
      <text:p text:style-name="P124">préposition suivie d’un déterminant article défini</text:p>
      <text:p text:style-name="P90"><text:tab/><text:span text:style-name="T174">[exemple]</text:span><text:span text:style-name="T232"> </text:span><text:span text:style-name="T234">J’ai besoin </text:span><text:span text:style-name="T200">du</text:span><text:span text:style-name="T234"> courage dont tu sais faire preuve.</text:span></text:p>
      <text:p text:style-name="P107"><text:span text:style-name="T277">•</text:span><text:span text:style-name="T282"> sinon → déterminant article indéfini</text:span></text:p>
      <text:p text:style-name="P91"><text:tab/><text:span text:style-name="T174">[exemple]</text:span><text:span text:style-name="T232"> </text:span><text:span text:style-name="T210">des</text:span><text:span text:style-name="T217"><text:tab/> </text:span><text:span text:style-name="T235">pommes de terre trop cuites</text:span></text:p>
      <text:p text:style-name="P108"><text:soft-page-break/><text:span text:style-name="T215">Q</text:span>uelle est la nature grammaticale des <text:span text:style-name="T295">cinq </text:span>mots ou groupes de mots soulignés ?</text:p>
      <text:p text:style-name="P135"><text:span text:style-name="T219"><text:tab/>Je bois souvent </text:span><text:span text:style-name="T189">du</text:span><text:span text:style-name="T219"> lait. </text:span><text:span text:style-name="T188">D</text:span><text:span text:style-name="T187">es</text:span><text:span text:style-name="T175"> pommes sont tombées </text:span><text:span text:style-name="T190">de la</text:span><text:span text:style-name="T176"> tour ; je les ai mangées </text:span><text:span text:style-name="T177">ainsi que </text:span><text:span text:style-name="T189">des</text:span><text:span text:style-name="T177"> rillettes. </text:span><text:span text:style-name="T178">Je me rappelle </text:span><text:span text:style-name="T191">de la</text:span><text:span text:style-name="T178"> journée d’hier.</text:span></text:p>
      <text:p text:style-name="P51"><text:span text:style-name="T276">■ </text:span><text:span text:style-name="T259">exercice n°2 : distinguer la nature grammaticale de </text:span><text:span text:style-name="T9">notre, votre, le nôtre, le vôtre </text:span><text:span text:style-name="T274">et savoir écrire ces mots.</text:span></text:p>
      <text:p text:style-name="P109"><text:span text:style-name="T275">Ajouter les accents circonflexes manquants ; q</text:span>uelle est la nature grammaticale des <text:span text:style-name="T296">quatre </text:span>mots ou groupes de mots soulignés ?</text:p>
      <text:p text:style-name="P130"><text:span text:style-name="T217"><text:tab/></text:span><text:span text:style-name="T186">Votre</text:span> chien a bien de la chance d’avoir rencontré notre domestique. Les <text:span text:style-name="T186">votres</text:span> ont évidemment trop de travail mais <text:span text:style-name="T186">le notre</text:span> a le temps d’acheter <text:span text:style-name="T186">notre</text:span><text:span text:style-name="T217"> repas et de flâner dans les rues.</text:span></text:p>
      <text:p text:style-name="P52"><text:span text:style-name="T276">■ </text:span><text:span text:style-name="T259">exercice n°3 : distinguer la nature grammaticale de </text:span><text:span text:style-name="T10">leur</text:span><text:span text:style-name="T9"> </text:span><text:span text:style-name="T274">et savoir accorder ce mot.</text:span></text:p>
      <text:p text:style-name="P64"><text:span text:style-name="T175">Accorder correctement </text:span><text:span text:style-name="T28">leur</text:span><text:span text:style-name="T175"> dans ce texte ; </text:span><text:span text:style-name="T180">q</text:span><text:span text:style-name="T179">uelle est la nature grammaticale des </text:span><text:span text:style-name="T184">cinq </text:span><text:span text:style-name="T179">mots ou groupes de mots soulignés ?</text:span></text:p>
      <text:p text:style-name="P137"><text:span text:style-name="T220"><text:tab/></text:span><text:span text:style-name="T192">L</text:span><text:span text:style-name="T187">eur</text:span><text:span text:style-name="T175"> chiens </text:span><text:span text:style-name="T187">leur</text:span><text:span text:style-name="T218"> ont donné beaucoup de joie mais il </text:span><text:span text:style-name="T187">leur</text:span><text:span text:style-name="T218"> a été impossible de les garder longtemps ; </text:span><text:span text:style-name="T187">leur</text:span><text:span text:style-name="T218"> vétérinaires </text:span><text:span text:style-name="T187">leur</text:span><text:span text:style-name="T218"> ont demandé de les euthanasier.</text:span></text:p>
      <text:p text:style-name="P53"><text:span text:style-name="T276">■ </text:span><text:span text:style-name="T259">exercice n°4 : distinguer la nature grammaticale de </text:span><text:span text:style-name="T10">certain</text:span></text:p>
      <text:p text:style-name="P87">Pour réussir l’exercice :</text:p>
      <text:p text:style-name="P107"><text:span text:style-name="T277">•</text:span> <text:span text:style-name="T214">si </text:span><text:span text:style-name="T11">certain</text:span><text:span text:style-name="T280"> détermine un nom avant lequel il est placé → déterminant indéfini</text:span></text:p>
      <text:p text:style-name="P94"><text:span text:style-name="T237"><text:tab/></text:span><text:span text:style-name="T232">[exemple] </text:span><text:span text:style-name="T201">Certaines</text:span><text:span text:style-name="T240"> remarques étaient déplacées.</text:span></text:p>
      <text:p text:style-name="P107"><text:span text:style-name="T277">•</text:span><text:span text:style-name="T282"> si </text:span><text:span text:style-name="T11">certain</text:span><text:span text:style-name="T280"> peut être remplacé par </text:span><text:span text:style-name="T11">il</text:span><text:span text:style-name="T280"> ou </text:span><text:span text:style-name="T11">ils</text:span><text:span text:style-name="T280"> → pronom indéfini</text:span></text:p>
      <text:p text:style-name="P92"><text:tab/><text:span text:style-name="T174">[exemple]</text:span><text:span text:style-name="T232"> </text:span><text:span text:style-name="T238">J’ai vu </text:span><text:span text:style-name="T68">Certains</text:span><text:span text:style-name="T76"> l’aiment chaud</text:span><text:span text:style-name="T238">, un film avec Marylin Monroe</text:span></text:p>
      <text:p text:style-name="P107"><text:span text:style-name="T277">•</text:span><text:span text:style-name="T282"> sinon → adjectif</text:span></text:p>
      <text:p text:style-name="P93"><text:span text:style-name="T239"><text:tab/></text:span><text:span text:style-name="T232">[exemple] </text:span><text:span text:style-name="T237">J’ai lu </text:span><text:span text:style-name="T75">Un </text:span><text:span text:style-name="T67">certain</text:span><text:span text:style-name="T75"> sourire</text:span><text:span text:style-name="T236"> </text:span><text:span text:style-name="T237">de Françoise Sagan.</text:span></text:p>
      <text:p text:style-name="P62"/>
      <text:p text:style-name="P65"><text:span text:style-name="T181">Q</text:span><text:span text:style-name="T179">uelle est la nature grammaticale des </text:span><text:span text:style-name="T184">cinq </text:span><text:span text:style-name="T179">mots ou groupes de mots soulignés ?</text:span></text:p>
      <text:p text:style-name="P141"><text:span text:style-name="T224"><text:tab/></text:span><text:span text:style-name="T193">C</text:span><text:span text:style-name="T187">ertaines</text:span><text:span text:style-name="T175"> </text:span><text:span text:style-name="T182">personnes ont de la chance car elles ont de l’humour ; elles ont même </text:span><text:span text:style-name="T194">certains</text:span><text:span text:style-name="T182"> avantages que d’autres non pas. </text:span><text:span text:style-name="T194">Certains</text:span><text:span text:style-name="T182">, au contraire, n’ont aucun humour </text:span><text:span text:style-name="T183">et éprouvent sûrement des désagréments </text:span><text:span text:style-name="T195">certains</text:span><text:span text:style-name="T221"> ! </text:span><text:span text:style-name="T222">Cela est </text:span><text:span text:style-name="T196">certain</text:span><text:span text:style-name="T223">, n’est-ce pas ?</text:span></text:p>
      <text:p text:style-name="P54"><text:span text:style-name="T276">■ </text:span><text:span text:style-name="T259">exercice n°5 : distinguer la nature grammaticale de </text:span><text:span text:style-name="T12">tout</text:span></text:p>
      <text:p text:style-name="P88">Pour réussir l’exercice :</text:p>
      <text:p text:style-name="P107"><text:span text:style-name="T277">•</text:span> <text:span text:style-name="T214">si </text:span><text:span text:style-name="T12">tout</text:span><text:span text:style-name="T214"> est déterminé par un déterminant → nom commun</text:span></text:p>
      <text:p text:style-name="P95"><text:tab/><text:span text:style-name="T174">[exemple]</text:span><text:span text:style-name="T232"> </text:span><text:span text:style-name="T242">En mathématiques, l</text:span><text:span text:style-name="T241">e </text:span><text:span text:style-name="T211">tout</text:span><text:span text:style-name="T241"> est la somme des parties.</text:span></text:p>
      <text:p text:style-name="P107"><text:span text:style-name="T277">•</text:span> <text:span text:style-name="T214">si </text:span><text:span text:style-name="T12">tout</text:span><text:span text:style-name="T214"> détermine un nom ou un nombre avant lequel il est placé → déterminant indéfini</text:span></text:p>
      <text:p text:style-name="P96"><text:tab/><text:span text:style-name="T174">[exemple]</text:span><text:span text:style-name="T232"> </text:span><text:span text:style-name="T212">Tous</text:span><text:span text:style-name="T243"> les hommes naissent et demeurent libres et égaux en droit.</text:span></text:p>
      <text:p text:style-name="P107"><text:span text:style-name="T277">•</text:span><text:span text:style-name="T282"> si </text:span><text:span text:style-name="T13">tout</text:span><text:span text:style-name="T214"> peut être remplacé par </text:span><text:span text:style-name="T13">e</text:span><text:span text:style-name="T14">ntièrement</text:span><text:span text:style-name="T214"> → adverbe</text:span></text:p>
      <text:p text:style-name="P97"><text:tab/><text:span text:style-name="T174">[exemple]</text:span><text:span text:style-name="T232"> </text:span><text:span text:style-name="T244">Elles sont </text:span><text:span text:style-name="T202">toutes</text:span><text:span text:style-name="T244"> trempées.</text:span></text:p>
      <text:p text:style-name="P89"><text:span text:style-name="T215">* sinon → pronom indéfini</text:span></text:p>
      <text:p text:style-name="P97"><text:tab/><text:span text:style-name="T174">[exemple]</text:span><text:span text:style-name="T232"> </text:span><text:span text:style-name="T202">Tout</text:span><text:span text:style-name="T244"> est pour le mieux dans le meilleur des mondes.</text:span></text:p>
      <text:p text:style-name="P66"><text:soft-page-break/><text:span text:style-name="T181">Q</text:span><text:span text:style-name="T179">uelle est la nature grammaticale des mots ou groupes de mots soulignés ?</text:span></text:p>
      <text:p text:style-name="P77"><text:span text:style-name="T179"><text:tab/></text:span><text:span text:style-name="T54">T</text:span><text:span text:style-name="T53">out</text:span><text:span text:style-name="T28"> va bien sauf que </text:span><text:span text:style-name="T53">toutes</text:span><text:span text:style-name="T28"> les personnes présentes sont </text:span><text:span text:style-name="T53">toutes</text:span><text:span text:style-name="T28"> tremblantes à l’idée que </text:span><text:span text:style-name="T53">tous</text:span><text:span text:style-name="T28"> deux aillent à Paris. </text:span><text:span text:style-name="T53">Tout</text:span><text:span text:style-name="T28"> le monde court et chacun pense avoir </text:span><text:span text:style-name="T53">tout</text:span><text:span text:style-name="T28"> compris. Le </text:span><text:span text:style-name="T53">tout</text:span><text:span text:style-name="T28"> est pourtant plus grand que la partie ! </text:span><text:span text:style-name="T55">Tout</text:span><text:span text:style-name="T46"> e</text:span><text:span text:style-name="T47">st étrange ici !</text:span></text:p>
      <text:p text:style-name="P55"><text:span text:style-name="T276">■ </text:span><text:span text:style-name="T259">exercice n°6 : distinguer la nature grammaticale de </text:span><text:span text:style-name="T15">un</text:span></text:p>
      <text:p text:style-name="P111">Pour réussir l’exercice :</text:p>
      <text:p text:style-name="P117"><text:span text:style-name="T277">•</text:span> <text:span text:style-name="T283">dans l’expression </text:span><text:span text:style-name="T16">l’un de… </text:span><text:span text:style-name="T283">→ pronom indéfini</text:span></text:p>
      <text:p text:style-name="P98"><text:tab/><text:span text:style-name="T174">[exemple]</text:span><text:span text:style-name="T232"> </text:span><text:span text:style-name="T245">L’</text:span><text:span text:style-name="T203">un</text:span><text:span text:style-name="T245"> d’entre eux est de trop.</text:span></text:p>
      <text:p text:style-name="P123"><text:span text:style-name="T277">•</text:span> si <text:span text:style-name="T1">un</text:span> peut être remplacé par <text:span text:style-name="T17">un certain</text:span> → <text:span text:style-name="T284">déterminant article indéfini</text:span></text:p>
      <text:p text:style-name="P103"><text:tab/><text:span text:style-name="T174">[exemple]</text:span><text:span text:style-name="T232"> </text:span><text:span text:style-name="T203">Un</text:span><text:span text:style-name="T245"> beau jour, ou peut-être </text:span><text:span text:style-name="T203">une</text:span><text:span text:style-name="T245"> nuit…</text:span><text:span text:style-name="T233"> </text:span></text:p>
      <text:p text:style-name="P123"><text:span text:style-name="T277">•</text:span> sinon → déterminant numéral cardinal</text:p>
      <text:p text:style-name="P104"><text:tab/><text:span text:style-name="T174">[exemple]</text:span><text:span text:style-name="T232"> </text:span><text:span text:style-name="T246">Vous n’avez récupéré qu’</text:span><text:span text:style-name="T204">un</text:span><text:span text:style-name="T246"> seul élève !</text:span></text:p>
      <text:p text:style-name="P104"><text:span text:style-name="T237"/></text:p>
      <text:p text:style-name="P67"><text:span text:style-name="T181">Q</text:span><text:span text:style-name="T179">uelle est la nature grammaticale des </text:span><text:span text:style-name="T185">huit </text:span><text:span text:style-name="T179">mots ou groupes de mots soulignés ?</text:span></text:p>
      <text:p text:style-name="P79"><text:span text:style-name="T179"><text:tab/></text:span><text:span text:style-name="T28">L’</text:span><text:span text:style-name="T53">un</text:span><text:span text:style-name="T28"> de mes ancêtres était </text:span><text:span text:style-name="T53">un</text:span><text:span text:style-name="T28"> fort bel homme. Celui-ci s’amusait à regarder les oiseaux et tirait alors plusieurs coups de feux. </text:span><text:span text:style-name="T53">Un</text:span><text:span text:style-name="T28"> ! Deux ! Trois ! </text:span><text:span text:style-name="T53">Un</text:span><text:span text:style-name="T28"> jour, </text:span><text:span text:style-name="T53">un</text:span><text:span text:style-name="T69"> inconnu s’approcha de lui </text:span><text:span text:style-name="T70">et tira d’</text:span><text:span text:style-name="T56">un</text:span><text:span text:style-name="T70"> coup sec – </text:span><text:span text:style-name="T56">un</text:span><text:span text:style-name="T70"> seul coup suffit ! - sur </text:span><text:span text:style-name="T71">ses gants</text:span><text:span text:style-name="T70">. </text:span><text:span text:style-name="T71">L’</text:span><text:span text:style-name="T57">un</text:span><text:span text:style-name="T71"> d’eux appartenait à ma mère.</text:span></text:p>
      <text:p text:style-name="P56"><text:span text:style-name="T276">■ </text:span><text:span text:style-name="T259">exercice n°7 : distinguer la nature grammaticale de </text:span><text:span text:style-name="T18">le, la, les</text:span></text:p>
      <text:p text:style-name="P68"><text:span text:style-name="T225">Q</text:span><text:span text:style-name="T224">uelle est la nature grammaticale des </text:span><text:span text:style-name="T228">sept </text:span><text:span text:style-name="T224">mots ou groupes de mots soulignés ?</text:span></text:p>
      <text:p text:style-name="P143"><text:span text:style-name="T224"><text:tab/></text:span><text:span text:style-name="T193">L</text:span><text:span text:style-name="T187">a</text:span><text:span text:style-name="T218"> voiture que nous achetons semble intéressante. Elle plaît aux enfants qui en discutent entre eux. Elle </text:span><text:span text:style-name="T187">les</text:span><text:span text:style-name="T218"> fait parler avec ravissement pendant toute </text:span><text:span text:style-name="T187">la</text:span><text:span text:style-name="T218"> journée. </text:span></text:p>
      <text:p text:style-name="P143"><text:span text:style-name="T218"><text:tab/>Je n’arrive pas à </text:span><text:span text:style-name="T187">le</text:span><text:span text:style-name="T218"> croire : quand vient </text:span><text:span text:style-name="T187">le</text:span><text:span text:style-name="T218"> soir, </text:span><text:span text:style-name="T187">les</text:span><text:span text:style-name="T218"> enfants ne </text:span><text:span text:style-name="T187">l’</text:span><text:span text:style-name="T218">oublient pas !</text:span></text:p>
      <text:p text:style-name="P26"><text:span text:style-name="T123"/></text:p>
      <text:p text:style-name="P57"><text:span text:style-name="T276">■ </text:span><text:span text:style-name="T259">exercice n°8 : distinguer la nature grammaticale de </text:span><text:span text:style-name="T20">on</text:span></text:p>
      <text:p text:style-name="P118">Pour réussir l’exercice :</text:p>
      <text:p text:style-name="P117"><text:span text:style-name="T277">•</text:span> <text:span text:style-name="T286">si le </text:span><text:span text:style-name="T19">on</text:span><text:span text:style-name="T286"> ne fait que remplacer un </text:span><text:span text:style-name="T19">nous</text:span><text:span text:style-name="T286"> comme cela est possible dans la langue parlée → pronom personnel</text:span></text:p>
      <text:p text:style-name="P123"><text:span text:style-name="T277">•</text:span> sinon → <text:span text:style-name="T286">pronom indéfini</text:span></text:p>
      <text:p text:style-name="P118"><text:span text:style-name="T48"/></text:p>
      <text:p text:style-name="P69"><text:span text:style-name="T225">Q</text:span><text:span text:style-name="T224">uelle est la nature grammaticale des deux mots ou groupes de mots soulignés</text:span><text:span text:style-name="T224"> ?</text:span></text:p>
      <text:p text:style-name="P75"><text:span text:style-name="T72"><text:tab/></text:span><text:span text:style-name="T73">Nous pensions le connaître mais aujourd’hui </text:span><text:span text:style-name="T58">on</text:span><text:span text:style-name="T73"> doit se rendre à l’évidence.</text:span></text:p>
      <text:p text:style-name="P138"><text:span text:style-name="T226"><text:tab/></text:span><text:span text:style-name="T197">On</text:span><text:span text:style-name="T226"> a souvent besoin d’un plus petit que soi.</text:span></text:p>
      <text:p text:style-name="P58"><text:span text:style-name="T276"/></text:p>
      <text:p text:style-name="P58"><text:span text:style-name="T276"/></text:p>
      <text:p text:style-name="P58"><text:span text:style-name="T276"/></text:p>
      <text:p text:style-name="P58"><text:span text:style-name="T276"/></text:p>
      <text:p text:style-name="P58"><text:span text:style-name="T276"/></text:p>
      <text:p text:style-name="P58"><text:span text:style-name="T276"/></text:p>
      <text:p text:style-name="P58"><text:soft-page-break/><text:span text:style-name="T276">■ </text:span><text:span text:style-name="T259">exercice n°9 : distinguer la nature grammaticale de </text:span><text:span text:style-name="T21">que</text:span></text:p>
      <text:p text:style-name="P119">Pour réussir l’exercice :</text:p>
      <text:p text:style-name="P117"><text:span text:style-name="T277">•</text:span> <text:span text:style-name="T287">si </text:span><text:span text:style-name="T21">que</text:span><text:span text:style-name="T287"> introduit une phrase exclamative→ adverbe exclamatif</text:span></text:p>
      <text:p text:style-name="P99"><text:tab/><text:span text:style-name="T174">[exemple]</text:span><text:span text:style-name="T232"> </text:span><text:span text:style-name="T205">Que</text:span><text:span text:style-name="T247"> </text:span><text:span text:style-name="T254">de bons souvenirs !</text:span></text:p>
      <text:p text:style-name="P117"><text:span text:style-name="T277">•</text:span> <text:span text:style-name="T287">si </text:span><text:span text:style-name="T21">que</text:span><text:span text:style-name="T287"> introduit une phrase interrogative → pronom interrogatif</text:span></text:p>
      <text:p text:style-name="P99"><text:tab/><text:span text:style-name="T174">[exemple]</text:span><text:span text:style-name="T232"> </text:span><text:span text:style-name="T206">Que</text:span><text:span text:style-name="T248"> </text:span><text:span text:style-name="T255">me</text:span><text:span text:style-name="T248"> </text:span><text:span text:style-name="T255">veux-tu ? Je pense que j’ai tout dit.</text:span></text:p>
      <text:p text:style-name="P117"><text:span text:style-name="T277">•</text:span> <text:span text:style-name="T289">si </text:span><text:span text:style-name="T22">que </text:span><text:span text:style-name="T289">complète un groupe nominal et qu’il commence une proposition subordonnée →</text:span></text:p>
      <text:p text:style-name="P112"><text:s text:c="3"/><text:span text:style-name="T289">pronom relatif</text:span></text:p>
      <text:p text:style-name="P100"><text:tab/><text:span text:style-name="T174">[exemple]</text:span><text:span text:style-name="T232"> </text:span><text:span text:style-name="T237">J’ai lu </text:span><text:span text:style-name="T249">un livre </text:span><text:span text:style-name="T207">que</text:span><text:span text:style-name="T249"> tu avais déjà lu.</text:span></text:p>
      <text:p text:style-name="P117"><text:span text:style-name="T277">•</text:span><text:span text:style-name="T22"> </text:span><text:span text:style-name="T290">sinon</text:span><text:span text:style-name="T22">→ </text:span><text:span text:style-name="T288">conjonction de subordination</text:span></text:p>
      <text:p text:style-name="P105"><text:span text:style-name="T285"><text:tab/></text:span><text:span text:style-name="T174">[exemple]</text:span><text:span text:style-name="T234"> </text:span><text:span text:style-name="T250">Je crois </text:span><text:span text:style-name="T208">que</text:span><text:span text:style-name="T250"> j</text:span><text:span text:style-name="T237">’ai lu </text:span><text:span text:style-name="T249">un livre que tu a</text:span><text:span text:style-name="T251">s</text:span><text:span text:style-name="T249"> déjà lu.</text:span></text:p>
      <text:p text:style-name="P105"><text:span text:style-name="T237"/></text:p>
      <text:p text:style-name="P70"><text:span text:style-name="T225">Q</text:span><text:span text:style-name="T224">uelle est la nature grammaticale des mots ou groupes de mots soulignés ?</text:span></text:p>
      <text:p text:style-name="P82"><text:span text:style-name="T72"><text:tab/></text:span><text:span text:style-name="T54">Q</text:span><text:span text:style-name="T53">ue</text:span><text:span text:style-name="T69"> tu es bête ! </text:span><text:span text:style-name="T53">Que</text:span><text:span text:style-name="T69"> veux-tu, c’est ainsi </text:span><text:span text:style-name="T53">que</text:span><text:span text:style-name="T69"> je vois les choses. Je crois </text:span><text:span text:style-name="T53">qu</text:span><text:span text:style-name="T69">’il n’aime pas </text:span><text:span text:style-name="T53">que</text:span><text:span text:style-name="T69"> je m’occupe des lettres </text:span><text:span text:style-name="T53">que</text:span><text:span text:style-name="T69"> je lui ai écrites.</text:span></text:p>
      <text:p text:style-name="P59"><text:span text:style-name="T276">■ </text:span><text:span text:style-name="T259">exercice n°10 : distinguer la nature grammaticale de </text:span><text:span text:style-name="T23">personne</text:span></text:p>
      <text:p text:style-name="P120">Pour réussir l’exercice :</text:p>
      <text:p text:style-name="P113"><text:span text:style-name="T277">•</text:span> <text:span text:style-name="T287">si </text:span><text:span text:style-name="T24">personne</text:span><text:span text:style-name="T287"> est introduit par un déterminant → nom commun </text:span></text:p>
      <text:p text:style-name="P117"><text:span text:style-name="T277">•</text:span><text:span text:style-name="T22"> </text:span><text:span text:style-name="T290">sinon</text:span><text:span text:style-name="T22">→ </text:span><text:span text:style-name="T290">pronom indéfini</text:span></text:p>
      <text:p text:style-name="P120"><text:span text:style-name="T48"/></text:p>
      <text:p text:style-name="P71"><text:span text:style-name="T225">Q</text:span><text:span text:style-name="T224">uelle est la nature grammaticale des </text:span><text:span text:style-name="T229">quatre </text:span><text:span text:style-name="T224">mots ou groupes de mots soulignés ?</text:span></text:p>
      <text:p text:style-name="P83"><text:span text:style-name="T72"><text:tab/></text:span><text:span text:style-name="T65">Personne</text:span><text:span text:style-name="T74"> n’aime reconnaître ses erreurs mais je connais une </text:span><text:span text:style-name="T65">personne</text:span><text:span text:style-name="T74"> au moins qui en est capable. Tu sais, </text:span><text:span text:style-name="T65">personne</text:span><text:span text:style-name="T74"> ne pourra l’avouer à haute voix mais il est des </text:span><text:span text:style-name="T65">personnes</text:span><text:span text:style-name="T74"> de ma connaissance qui en sont capables.</text:span></text:p>
      <text:p text:style-name="P60"><text:span text:style-name="T276">■ </text:span><text:span text:style-name="T259">exercice n°11 : distinguer la nature grammaticale de </text:span><text:span text:style-name="T25">ce</text:span></text:p>
      <text:p text:style-name="P121">Pour réussir l’exercice :</text:p>
      <text:p text:style-name="P117"><text:span text:style-name="T277">•</text:span> <text:span text:style-name="T287">si </text:span><text:span text:style-name="T25">ce</text:span><text:span text:style-name="T287"> détermine un nom commun → déterminant démonstratif</text:span></text:p>
      <text:p text:style-name="P101"><text:span text:style-name="T252"><text:tab/></text:span><text:span text:style-name="T232">[exemple]</text:span><text:span text:style-name="T234"> </text:span><text:span text:style-name="T207">C</text:span><text:span text:style-name="T209">e</text:span><text:span text:style-name="T253"> livre est trop long pour moi.</text:span></text:p>
      <text:p text:style-name="P117"><text:span text:style-name="T277">•</text:span><text:span text:style-name="T22"> </text:span><text:span text:style-name="T290">sinon</text:span><text:span text:style-name="T22">→ </text:span><text:span text:style-name="T290">pronom démonstratif</text:span></text:p>
      <text:p text:style-name="P115"><text:tab/><text:span text:style-name="T174">[exemple]</text:span><text:span text:style-name="T234"> </text:span><text:span text:style-name="T253">Que </text:span><text:span text:style-name="T209">c’</text:span><text:span text:style-name="T253">est ennuyant !</text:span></text:p>
      <text:p text:style-name="P114"/>
      <text:p text:style-name="P72"><text:span text:style-name="T225">Q</text:span><text:span text:style-name="T224">uelle est la nature grammaticale des </text:span><text:span text:style-name="T230">quatre </text:span><text:span text:style-name="T224">mots ou groupes de mots soulignés ?</text:span></text:p>
      <text:p text:style-name="P134"><text:tab/><text:span text:style-name="T186">Ce</text:span> n’est pas normal ! <text:span text:style-name="T186">Ce</text:span> poster ne colle pas sur le<text:span text:style-name="T291">s</text:span> mur<text:span text:style-name="T291">s</text:span> et ça commence à m’énerver.</text:p>
      <text:p text:style-name="P134"><text:span text:style-name="T217"><text:tab/></text:span><text:span text:style-name="T186">C</text:span>’est inacceptable ! <text:span text:style-name="T292">Je vais de </text:span><text:span text:style-name="T199">ce</text:span><text:span text:style-name="T231"> pas dénoncer la personne qui s’en est occupé</text:span><text:span text:style-name="T256">e</text:span><text:span text:style-name="T231"> !</text:span></text:p>
      <text:p text:style-name="P132"><text:span text:style-name="T74"/></text:p>
      <text:p text:style-name="P132"><text:span text:style-name="T74"/></text:p>
      <text:p text:style-name="P132"><text:span text:style-name="T74"/></text:p>
      <text:p text:style-name="P149"><text:soft-page-break/>Les natures de mots pouvant poser problème <text:span text:style-name="T281">(cycle 4)</text:span></text:p>
      <text:p text:style-name="P5"><text:span text:style-name="T171">les déterminants articles contractés (</text:span><text:span text:style-name="T77">au</text:span><text:span text:style-name="T108">,</text:span><text:span text:style-name="T77"> aux</text:span><text:span text:style-name="T108">,</text:span><text:span text:style-name="T77"> du</text:span><text:span text:style-name="T108"> et </text:span><text:span text:style-name="T77">des</text:span><text:span text:style-name="T108">)</text:span></text:p>
      <text:p text:style-name="P30"><text:span text:style-name="T78"><text:tab/></text:span><text:span text:style-name="T84">[exemple]<text:tab/></text:span><text:span text:style-name="T114">Il donne des fruits à sa sœur et </text:span><text:span text:style-name="T161">aux</text:span><text:span text:style-name="T114"> élèves.</text:span></text:p>
      <text:p text:style-name="P5"><text:tab/><text:span text:style-name="T172">[</text:span><text:span text:style-name="T173">définition</text:span><text:span text:style-name="T172">]</text:span><text:span text:style-name="T170"> <text:tab/></text:span>Il s’agit de <text:span text:style-name="T169">deux </text:span>mots en un : une préposition (<text:span text:style-name="T1">de</text:span><text:span text:style-name="T78"> ou </text:span><text:span text:style-name="T1">à</text:span><text:span text:style-name="T78">) suivi d’un déterminant</text:span></text:p>
      <text:p text:style-name="P5"><text:span text:style-name="T78"><text:tab/><text:tab/><text:tab/>article défini ; </text:span><text:span text:style-name="T5">au</text:span><text:span text:style-name="T88"> = </text:span><text:span text:style-name="T5">à</text:span><text:span text:style-name="T88"> + </text:span><text:span text:style-name="T5">le</text:span><text:span text:style-name="T88">, </text:span><text:span text:style-name="T6">aux = à + les</text:span><text:span text:style-name="T89">, </text:span><text:span text:style-name="T3">du</text:span><text:span text:style-name="T80"> = </text:span><text:span text:style-name="T3">de</text:span><text:span text:style-name="T80"> + </text:span><text:span text:style-name="T3">le, </text:span><text:span text:style-name="T6">des</text:span><text:span text:style-name="T5"> = </text:span><text:span text:style-name="T6">de</text:span><text:span text:style-name="T5"> + les</text:span></text:p>
      <text:p text:style-name="P5"><text:span text:style-name="T78"><text:tab/></text:span><text:span text:style-name="T109">[remarque]</text:span><text:span text:style-name="T80"> <text:tab/></text:span><text:span text:style-name="T3">à la</text:span><text:span text:style-name="T80">, </text:span><text:span text:style-name="T3">de la</text:span><text:span text:style-name="T80"> </text:span><text:span text:style-name="T85">ne sont pas déterminants articles contractés car ils </text:span><text:span text:style-name="T80">ne se contractent</text:span></text:p>
      <text:p text:style-name="P5"><text:span text:style-name="T80"><text:tab/><text:tab/><text:tab/>pas et restent en deux mots </text:span><text:span text:style-name="T86">(préposition + déterminant article défini)</text:span></text:p>
      <text:p text:style-name="P129"><text:span text:style-name="T79"><text:tab/></text:span><text:span text:style-name="T110">[</text:span><text:span text:style-name="T108">⚠</text:span><text:span text:style-name="T110">]</text:span><text:span text:style-name="T79"> <text:tab/><text:tab/></text:span><text:span text:style-name="T2">du</text:span><text:span text:style-name="T79"> et </text:span><text:span text:style-name="T2">des</text:span><text:span text:style-name="T79"> </text:span><text:span text:style-name="T81">sont aussi des déterminants articles partitifs (■ exercice 1)</text:span></text:p>
      <text:p text:style-name="P129"><text:span text:style-name="T79"><text:tab/></text:span><text:span text:style-name="T110">[</text:span><text:span text:style-name="T111">⚠</text:span><text:span text:style-name="T110">]</text:span><text:span text:style-name="T79"> <text:tab/><text:tab/></text:span><text:span text:style-name="T2">des</text:span><text:span text:style-name="T79"> </text:span><text:span text:style-name="T93">est aussi un déterminant article indéfini </text:span><text:span text:style-name="T81">(■ exercice 1)</text:span></text:p>
      <text:p text:style-name="P129"><text:span text:style-name="T79"><text:tab/></text:span><text:span text:style-name="T110">[⚐]</text:span><text:span text:style-name="T79"> <text:tab/><text:tab/></text:span><text:span text:style-name="T90">l’italien connaît aussi les déterminants articles contractés : </text:span><text:span text:style-name="T7">a + la = alla</text:span></text:p>
      <text:p text:style-name="P129"><text:span text:style-name="T81"/></text:p>
      <text:p text:style-name="P30"><text:span text:style-name="T81">les déterminants articles </text:span><text:span text:style-name="T83">partitifs</text:span><text:span text:style-name="T81"> (</text:span><text:span text:style-name="T4">du, de, de la, de l’, des</text:span><text:span text:style-name="T81">)</text:span></text:p>
      <text:p text:style-name="P30"><text:span text:style-name="T81"><text:tab/></text:span><text:span text:style-name="T87">[exemple]<text:tab/></text:span><text:span text:style-name="T115">Je bois </text:span><text:span text:style-name="T162">de l’</text:span><text:span text:style-name="T115">eau.</text:span></text:p>
      <text:p text:style-name="P30"><text:span text:style-name="T115"><text:tab/></text:span><text:span text:style-name="T91">[définition]</text:span><text:span text:style-name="T115"><text:tab/></text:span><text:span text:style-name="T116">Il s’agit d’un déterminant utilisé avec des mots que l’on ne peut compter,</text:span></text:p>
      <text:p text:style-name="P30"><text:span text:style-name="T116"><text:tab/><text:tab/><text:tab/></text:span><text:span text:style-name="T120">par exemple </text:span><text:span text:style-name="T116">de l’eau ou du fer.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28">du</text:span><text:span text:style-name="T113"> et </text:span><text:span text:style-name="T28">des</text:span><text:span text:style-name="T113"> </text:span><text:span text:style-name="T117">sont aussi des déterminants articles </text:span><text:span text:style-name="T118">contractés</text:span><text:span text:style-name="T117"> (■ exercice 1)</text:span></text:p>
      <text:p text:style-name="P30"><text:span text:style-name="T113"><text:tab/></text:span><text:span text:style-name="T82">[</text:span><text:span text:style-name="T81">⚠</text:span><text:span text:style-name="T82">]</text:span><text:span text:style-name="T113"> <text:tab/><text:tab/></text:span><text:span text:style-name="T28">des</text:span><text:span text:style-name="T113"> </text:span><text:span text:style-name="T119">est aussi un déterminant article indéfini </text:span><text:span text:style-name="T117">(■ exercice 1)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17"> <text:tab/><text:tab/></text:span><text:span text:style-name="T29">de la</text:span><text:span text:style-name="T122"> peut aussi être une préposition suivie du déterminant article défini </text:span></text:p>
      <text:p text:style-name="P30"><text:span text:style-name="T122"><text:tab/><text:tab/><text:tab/>(■ exercice 1)</text:span></text:p>
      <text:p text:style-name="P30"><text:span text:style-name="T122"/></text:p>
      <text:p text:style-name="P36"><text:span text:style-name="T94">l</text:span><text:span text:style-name="T78">es déterminants possessifs (mon, ton, … notre, votre, leur, … son, sa, ses… )</text:span></text:p>
      <text:p text:style-name="P30"><text:span text:style-name="T116"><text:tab/></text:span><text:span text:style-name="T82">[</text:span><text:span text:style-name="T95">exemple</text:span><text:span text:style-name="T82">]</text:span><text:span text:style-name="T113"> <text:tab/></text:span><text:span text:style-name="T163">Notre</text:span><text:span text:style-name="T124"> maison n’est pas la vôtre ; </text:span><text:span text:style-name="T163">leurs</text:span><text:span text:style-name="T124"> maisons leur appartiennent. 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30">notre</text:span><text:span text:style-name="T123"> et </text:span><text:span text:style-name="T30">votre</text:span><text:span text:style-name="T123"> ne prennent pas d’accent circonflexe contrairement au</text:span><text:span text:style-name="T154">x</text:span></text:p>
      <text:p text:style-name="P30"><text:span text:style-name="T123"><text:tab/><text:tab/><text:tab/>pronom</text:span><text:span text:style-name="T154">s</text:span><text:span text:style-name="T123"> possessif</text:span><text:span text:style-name="T154">s</text:span><text:span text:style-name="T123"> </text:span><text:span text:style-name="T30">le vôtre</text:span><text:span text:style-name="T123">, </text:span><text:span text:style-name="T30">le nôtre</text:span><text:span text:style-name="T123"> (■ exercice 2)</text:span></text:p>
      <text:p text:style-name="P30"><text:span text:style-name="T123"><text:tab/></text:span><text:span text:style-name="T82">[</text:span><text:span text:style-name="T92">⚠</text:span><text:span text:style-name="T82">]</text:span><text:span text:style-name="T113"> <text:tab/><text:tab/></text:span><text:span text:style-name="T31">leur</text:span><text:span text:style-name="T125"> s’accord en genre et en nombre avec le mot </text:span><text:span text:style-name="T155">auquel</text:span><text:span text:style-name="T125"> il se rapporte</text:span></text:p>
      <text:p text:style-name="P30"><text:span text:style-name="T125"><text:tab/><text:tab/><text:tab/>contrairement au </text:span><text:span text:style-name="T31">leur</text:span><text:span text:style-name="T125"> pronom personnel (■ exercice 3)</text:span></text:p>
      <text:p text:style-name="P30"><text:span text:style-name="T125"/></text:p>
      <text:p text:style-name="P47"><text:span text:style-name="T92">l</text:span><text:span text:style-name="T103">es </text:span><text:span text:style-name="T105">déterminants</text:span><text:span text:style-name="T103"> </text:span><text:span text:style-name="T104">démonstratifs</text:span><text:span text:style-name="T103"> (</text:span><text:span text:style-name="T105">ce, cet, cette, ces</text:span><text:span text:style-name="T104">)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45">ce</text:span><text:span text:style-name="T147"> peut aussi être un </text:span><text:span text:style-name="T149">pronom</text:span><text:span text:style-name="T147"> </text:span><text:span text:style-name="T148">démonstratif</text:span><text:span text:style-name="T147"> (■ exercice 11)</text:span></text:p>
      <text:p text:style-name="P30"><text:span text:style-name="T125"/></text:p>
      <text:p text:style-name="P36"><text:span text:style-name="T94">l</text:span><text:span text:style-name="T96">es déterminants </text:span><text:span text:style-name="T97">indéfinis</text:span><text:span text:style-name="T96"> </text:span><text:span text:style-name="T97">(aucun, autre, certain… tout…)</text:span></text:p>
      <text:p text:style-name="P30"><text:span text:style-name="T116"><text:tab/></text:span><text:span text:style-name="T82">[</text:span><text:span text:style-name="T95">exemple</text:span><text:span text:style-name="T82">]</text:span><text:span text:style-name="T126"> <text:tab/></text:span><text:span text:style-name="T164">Certain</text:span><text:span text:style-name="T165">e</text:span><text:span text:style-name="T164">s</text:span><text:span text:style-name="T126"> </text:span><text:span text:style-name="T128">personnes </text:span><text:span text:style-name="T126">pensent le contraire.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32">certain</text:span><text:span text:style-name="T127"> peut aussi être un adjectif (</text:span><text:span text:style-name="T49">I</text:span><text:span text:style-name="T32">l est </text:span><text:span text:style-name="T59">certain</text:span><text:span text:style-name="T32"> de lui.)</text:span><text:span text:style-name="T127"> </text:span><text:span text:style-name="T129">ou un pronom indéfini</text:span></text:p>
      <text:p text:style-name="P30"><text:span text:style-name="T129"><text:tab/><text:tab/><text:tab/>(</text:span><text:span text:style-name="T60">Certains</text:span><text:span text:style-name="T33"> pensent l’inverse.</text:span><text:span text:style-name="T129">) (■ exercice 4)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23"> <text:tab/><text:tab/></text:span><text:span text:style-name="T34">tout</text:span><text:span text:style-name="T127"> peut aussi être un </text:span><text:span text:style-name="T130">adverbe</text:span><text:span text:style-name="T127"> (</text:span><text:span text:style-name="T34">Ils sont </text:span><text:span text:style-name="T61">tout</text:span><text:span text:style-name="T34"> trempés.</text:span><text:span text:style-name="T130">) </text:span><text:span text:style-name="T131">ou un pronom</text:span></text:p>
      <text:p text:style-name="P30"><text:span text:style-name="T131"><text:tab/><text:tab/><text:tab/>indéfini (</text:span><text:span text:style-name="T62">Tout</text:span><text:span text:style-name="T35"> finit bien.</text:span><text:span text:style-name="T131">) </text:span><text:span text:style-name="T150">ou encore un nom commun </text:span><text:span text:style-name="T132">(■ exercice 5)</text:span></text:p>
      <text:p text:style-name="P36"><text:span text:style-name="T126"/></text:p>
      <text:p text:style-name="P40"><text:span text:style-name="T97">l</text:span><text:span text:style-name="T78">es déterminants numéraux cardinaux (</text:span><text:span text:style-name="T1">zéro, un, deux, trois, …</text:span><text:span text:style-name="T78">)</text:span></text:p>
      <text:p text:style-name="P40"><text:span text:style-name="T113"><text:tab/></text:span><text:span text:style-name="T78">[exemple]</text:span><text:span text:style-name="T113"><text:tab/>Un jour il a compté depuis </text:span><text:span text:style-name="T160">un</text:span><text:span text:style-name="T113"> jusqu’à cent.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36">un</text:span><text:span text:style-name="T133"> </text:span><text:span text:style-name="T127">peut aussi être un </text:span><text:span text:style-name="T133">déterminant article indéfini </text:span><text:span text:style-name="T152">ou un pronom indéfini.</text:span></text:p>
      <text:p text:style-name="P30"><text:span text:style-name="T152"><text:tab/><text:tab/><text:tab/></text:span><text:span text:style-name="T129">(■ exercice </text:span><text:span text:style-name="T133">6</text:span><text:span text:style-name="T129">)</text:span></text:p>
      <text:p text:style-name="P30"><text:span text:style-name="T116"/></text:p>
      <text:p text:style-name="P47"><text:span text:style-name="T92"/></text:p>
      <text:p text:style-name="P47"><text:soft-page-break/><text:span text:style-name="T92">l</text:span><text:span text:style-name="T78">es pronoms personnels (je, tu, il, on, …, le, les…)</text:span></text:p>
      <text:p text:style-name="P40"><text:span text:style-name="T126"><text:tab/></text:span><text:span text:style-name="T97">[exemple]</text:span><text:span text:style-name="T126"><text:tab/></text:span><text:span text:style-name="T134">Le vent </text:span><text:span text:style-name="T166">le</text:span><text:span text:style-name="T134"> soulève.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97"> </text:span><text:span text:style-name="T126"><text:tab/><text:tab/></text:span><text:span text:style-name="T37">le, la, les</text:span><text:span text:style-name="T133"> </text:span><text:span text:style-name="T127">peu</text:span><text:span text:style-name="T134">vent</text:span><text:span text:style-name="T127"> aussi être </text:span><text:span text:style-name="T134">des</text:span><text:span text:style-name="T127"> </text:span><text:span text:style-name="T133">déterminant</text:span><text:span text:style-name="T134">s</text:span><text:span text:style-name="T133"> article</text:span><text:span text:style-name="T134">s</text:span><text:span text:style-name="T133"> défini</text:span><text:span text:style-name="T134">s</text:span><text:span text:style-name="T133">. </text:span><text:span text:style-name="T129">(■ exercice </text:span><text:span text:style-name="T134">7)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26"> <text:tab/><text:tab/></text:span><text:span text:style-name="T38">on</text:span><text:span text:style-name="T133"> </text:span><text:span text:style-name="T127">peu</text:span><text:span text:style-name="T135">t </text:span><text:span text:style-name="T127">aussi être </text:span><text:span text:style-name="T135">un pronom indéfini </text:span><text:span text:style-name="T129">(■ exercice </text:span><text:span text:style-name="T136">8</text:span><text:span text:style-name="T134">)</text:span></text:p>
      <text:p text:style-name="P30"><text:span text:style-name="T134"/></text:p>
      <text:p text:style-name="P47"><text:span text:style-name="T92">l</text:span><text:span text:style-name="T78">es pronoms </text:span><text:span text:style-name="T98">relatifs</text:span><text:span text:style-name="T78"> (</text:span><text:span text:style-name="T98">qui, que, quoi, dont, où, lequel, duquel, auquel)</text:span></text:p>
      <text:p text:style-name="P47"><text:span text:style-name="T98"><text:tab/>[exemple]<text:tab/></text:span><text:span text:style-name="T137">Je pense que le livre </text:span><text:span text:style-name="T167">que</text:span><text:span text:style-name="T137"> je lis est mauvais.</text:span></text:p>
      <text:p text:style-name="P5"><text:tab/><text:span text:style-name="T172">[</text:span><text:span text:style-name="T173">définition</text:span><text:span text:style-name="T172">]</text:span><text:span text:style-name="T170"> <text:tab/></text:span>Il s’agit <text:span text:style-name="T99">de mots que l’on place au début d’une proposition subordonnée</text:span></text:p>
      <text:p text:style-name="P5"><text:span text:style-name="T99"><text:tab/><text:tab/><text:tab/>relative. Un pronom relatif a un </text:span><text:span text:style-name="T112">antécédent</text:span><text:span text:style-name="T99"> qu’il remplace dans la <text:tab/><text:tab/><text:tab/><text:tab/>subordonnée.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26"> <text:tab/><text:tab/></text:span><text:span text:style-name="T39">que</text:span><text:span text:style-name="T133"> </text:span><text:span text:style-name="T127">peu</text:span><text:span text:style-name="T135">t </text:span><text:span text:style-name="T127">aussi être </text:span><text:span text:style-name="T135">un</text:span><text:span text:style-name="T138">e conjonction de subordination</text:span><text:span text:style-name="T135"> </text:span><text:span text:style-name="T139">ou un adverbe </text:span></text:p>
      <text:p text:style-name="P30"><text:span text:style-name="T139"><text:tab/><text:tab/><text:tab/>exclamatif ou encore un</text:span><text:span text:style-name="T153"> pronom interrogatif</text:span><text:span text:style-name="T139"> </text:span><text:span text:style-name="T129">(■ exercice </text:span><text:span text:style-name="T138">9</text:span><text:span text:style-name="T134">)</text:span></text:p>
      <text:p text:style-name="P30"><text:span text:style-name="T134"/></text:p>
      <text:p text:style-name="P47"><text:span text:style-name="T92">l</text:span><text:span text:style-name="T78">es pronoms </text:span><text:span text:style-name="T100">indéfinis</text:span><text:span text:style-name="T78"> (</text:span><text:span text:style-name="T100">aucune, autre, certains, on, </text:span><text:span text:style-name="T101">tout</text:span><text:span text:style-name="T100">…</text:span><text:span text:style-name="T78">)</text:span></text:p>
      <text:p text:style-name="P40"><text:span text:style-name="T126"><text:tab/></text:span><text:span text:style-name="T97">[exemple]</text:span><text:span text:style-name="T126"><text:tab/></text:span><text:span text:style-name="T168">Certains</text:span><text:span text:style-name="T140"> l’ont vue, d’</text:span><text:span text:style-name="T168">autres</text:span><text:span text:style-name="T140"> non mais les autres parents n’en savent rien.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32">certain</text:span><text:span text:style-name="T127"> peut aussi être un adjectif (</text:span><text:span text:style-name="T32">il est </text:span><text:span text:style-name="T59">certain</text:span><text:span text:style-name="T32"> de lui.)</text:span><text:span text:style-name="T127"> </text:span><text:span text:style-name="T129">ou un </text:span><text:span text:style-name="T141">déterminant<text:tab/></text:span></text:p>
      <text:p text:style-name="P30"><text:span text:style-name="T141"><text:tab/><text:tab/><text:tab/></text:span><text:span text:style-name="T129">indéfini (</text:span><text:span text:style-name="T63">C</text:span><text:span text:style-name="T60">ertains</text:span><text:span text:style-name="T33"> </text:span><text:span text:style-name="T40">adultes </text:span><text:span text:style-name="T33">pensent l’inverse.</text:span><text:span text:style-name="T129">) (■ exercice 4)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23"> <text:tab/><text:tab/></text:span><text:span text:style-name="T34">tout</text:span><text:span text:style-name="T127"> peut aussi être un </text:span><text:span text:style-name="T130">adverbe</text:span><text:span text:style-name="T127"> (</text:span><text:span text:style-name="T34">Ils sont </text:span><text:span text:style-name="T61">tout</text:span><text:span text:style-name="T34"> trempés</text:span><text:span text:style-name="T130">) </text:span><text:span text:style-name="T151">ou </text:span><text:span text:style-name="T131">un</text:span></text:p>
      <text:p text:style-name="P30"><text:span text:style-name="T131"><text:tab/><text:tab/><text:tab/></text:span><text:span text:style-name="T142">déterminant </text:span><text:span text:style-name="T131">indéfini (</text:span><text:span text:style-name="T62">Tout</text:span><text:span text:style-name="T64">e</text:span><text:span text:style-name="T41"> histoire a une fin</text:span><text:span text:style-name="T35">.</text:span><text:span text:style-name="T131">) </text:span><text:span text:style-name="T151">ou encore un </text:span></text:p>
      <text:p text:style-name="P30"><text:span text:style-name="T151"><text:tab/><text:tab/><text:tab/>nom commun. </text:span><text:span text:style-name="T132">(■ exercice 5)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97"> </text:span><text:span text:style-name="T126"><text:tab/><text:tab/></text:span><text:span text:style-name="T38">on</text:span><text:span text:style-name="T133"> </text:span><text:span text:style-name="T127">peu</text:span><text:span text:style-name="T135">t </text:span><text:span text:style-name="T127">aussi être </text:span><text:span text:style-name="T135">un pronom </text:span><text:span text:style-name="T143">personnel</text:span><text:span text:style-name="T135"> </text:span><text:span text:style-name="T129">(■ exercice </text:span><text:span text:style-name="T136">8</text:span><text:span text:style-name="T134">)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26"> <text:tab/><text:tab/></text:span><text:span text:style-name="T42">personne</text:span><text:span text:style-name="T133"> </text:span><text:span text:style-name="T127">peu</text:span><text:span text:style-name="T135">t </text:span><text:span text:style-name="T127">aussi être </text:span><text:span text:style-name="T135">un </text:span><text:span text:style-name="T144">nom commun</text:span><text:span text:style-name="T135"> </text:span><text:span text:style-name="T129">(■ exercice </text:span><text:span text:style-name="T144">10</text:span><text:span text:style-name="T134">)</text:span></text:p>
      <text:p text:style-name="P30"><text:span text:style-name="T134"/></text:p>
      <text:p text:style-name="P47"><text:span text:style-name="T92">l</text:span><text:span text:style-name="T78">es pronoms </text:span><text:span text:style-name="T102">possessifs</text:span><text:span text:style-name="T78"> (</text:span><text:span text:style-name="T102">le mien, le nôtre, …</text:span><text:span text:style-name="T78">)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43">le </text:span><text:span text:style-name="T30">n</text:span><text:span text:style-name="T43">ô</text:span><text:span text:style-name="T30">tre</text:span><text:span text:style-name="T123"> et </text:span><text:span text:style-name="T43">le </text:span><text:span text:style-name="T30">v</text:span><text:span text:style-name="T43">ô</text:span><text:span text:style-name="T30">tre</text:span><text:span text:style-name="T123"> prennent </text:span><text:span text:style-name="T145">l’</text:span><text:span text:style-name="T123">accent circonflexe contrairement au</text:span><text:span text:style-name="T156">x</text:span></text:p>
      <text:p text:style-name="P30"><text:span text:style-name="T123"><text:tab/><text:tab/><text:tab/></text:span><text:span text:style-name="T146">déterminant</text:span><text:span text:style-name="T156">s</text:span><text:span text:style-name="T123"> possessif</text:span><text:span text:style-name="T156">s</text:span><text:span text:style-name="T123"> </text:span><text:span text:style-name="T30">v</text:span><text:span text:style-name="T44">o</text:span><text:span text:style-name="T30">tre</text:span><text:span text:style-name="T123">, </text:span><text:span text:style-name="T30">n</text:span><text:span text:style-name="T44">o</text:span><text:span text:style-name="T30">tre</text:span><text:span text:style-name="T123"> (■ exercice 2)</text:span></text:p>
      <text:p text:style-name="P30"><text:span text:style-name="T123"/></text:p>
      <text:p text:style-name="P47"><text:span text:style-name="T92">l</text:span><text:span text:style-name="T103">es pronoms </text:span><text:span text:style-name="T104">démonstratifs</text:span><text:span text:style-name="T103"> (</text:span><text:span text:style-name="T104">celui, celui-ci, celui-là, celle, cela, ce, …)</text:span></text:p>
      <text:p text:style-name="P30"><text:span text:style-name="T116"><text:tab/></text:span><text:span text:style-name="T82">[</text:span><text:span text:style-name="T92">⚠</text:span><text:span text:style-name="T82">]</text:span><text:span text:style-name="T113"> <text:tab/><text:tab/></text:span><text:span text:style-name="T45">ce </text:span><text:span text:style-name="T147">peut aussi être un déterminant </text:span><text:span text:style-name="T148">démonstratif</text:span><text:span text:style-name="T147"> (■ exercice 11)</text:span></text:p>
      <text:p text:style-name="P50"/>
      <text:p text:style-name="P151"><text:span text:style-name="T104">e</text:span><text:span text:style-name="T78">xercices</text:span></text:p>
      <text:p text:style-name="P50"><text:span text:style-name="T113"/></text:p>
      <text:p text:style-name="P50"><text:span text:style-name="T278">■ </text:span><text:span text:style-name="T78">exercice n°1 : distinguer </text:span><text:span text:style-name="T106">la nature grammaticale de</text:span><text:span text:style-name="T78"> </text:span><text:span text:style-name="T1">du, des, de la</text:span></text:p>
      <text:p text:style-name="P106">Pour réussir l’exercice :</text:p>
      <text:p text:style-name="P106">* <text:span text:style-name="T214">si le déterminant est utilisé avant un mot que l’on ne peut compter→ déterminant article partitif</text:span></text:p>
      <text:p text:style-name="P106"><text:tab/><text:span text:style-name="T174">[exemple] </text:span><text:span text:style-name="T200">de l</text:span><text:span text:style-name="T293">’eau, </text:span><text:span text:style-name="T200">des</text:span><text:span text:style-name="T293"> ténèbres</text:span></text:p>
      <text:p text:style-name="P106"><text:span text:style-name="T214">* si le déterminant est utilisé après un verbe ou une expression exigeant la préposition </text:span><text:span text:style-name="T8">de</text:span><text:span text:style-name="T215"> → déterminant article contracté (exemple : se souvenir </text:span><text:span text:style-name="T198">de</text:span><text:span text:style-name="T216">, du côté </text:span><text:span text:style-name="T198">de</text:span><text:span text:style-name="T216">) pour </text:span><text:span text:style-name="T26">du</text:span><text:span text:style-name="T294"> et </text:span><text:span text:style-name="T26">des </text:span><text:span text:style-name="T294">; pour </text:span><text:span text:style-name="T26">de la</text:span><text:span text:style-name="T294">, →</text:span></text:p>
      <text:p text:style-name="P125">préposition suivie d’un déterminant article défini</text:p>
      <text:p text:style-name="P106"><text:tab/><text:span text:style-name="T174">[exemple]</text:span><text:span text:style-name="T232"> </text:span><text:span text:style-name="T234">J’ai besoin </text:span><text:span text:style-name="T200">du</text:span><text:span text:style-name="T234"> courage dont tu sais faire preuve.</text:span></text:p>
      <text:p text:style-name="P106"><text:span text:style-name="T215">* sinon → déterminant article indéfini</text:span></text:p>
      <text:p text:style-name="P106"><text:tab/><text:span text:style-name="T174">[exemple]</text:span><text:span text:style-name="T232"> </text:span><text:span text:style-name="T210">des</text:span><text:span text:style-name="T217"><text:tab/> </text:span><text:span text:style-name="T235">pommes de terre trop cuites</text:span></text:p>
      <text:p text:style-name="P106"/>
      <text:p text:style-name="P110"><text:soft-page-break/><text:span text:style-name="T215">Q</text:span>uelle est la nature grammaticale des <text:span text:style-name="T295">cinq </text:span>mots ou groupes de mots soulignés ?</text:p>
      <text:p text:style-name="P136"><text:span text:style-name="T219"><text:tab/>Je bois souvent </text:span><text:span text:style-name="T189">du</text:span><text:span text:style-name="T260">[</text:span><text:span text:style-name="T261">partitif</text:span><text:span text:style-name="T260">]</text:span><text:span text:style-name="T219"> lait. </text:span><text:span text:style-name="T188">D</text:span><text:span text:style-name="T187">es</text:span><text:span text:style-name="T271">[DAI]</text:span><text:span text:style-name="T175"> pommes sont tombées </text:span><text:span text:style-name="T190">de la</text:span><text:span text:style-name="T272">[contracté]</text:span><text:span text:style-name="T176"> tour ; je les ai mangées </text:span><text:span text:style-name="T177">ainsi que </text:span><text:span text:style-name="T189">des</text:span><text:span text:style-name="T272">[partitif]</text:span><text:span text:style-name="T177"> rillettes. </text:span><text:span text:style-name="T178">Je me rappelle </text:span><text:span text:style-name="T191">de la</text:span><text:span text:style-name="T272">[contracté]</text:span><text:span text:style-name="T178"> journée d’hier.</text:span></text:p>
      <text:p text:style-name="P61"><text:span text:style-name="T276">■ </text:span><text:span text:style-name="T259">exercice n°2 : distinguer la nature grammaticale de </text:span><text:span text:style-name="T9">notre, votre, le nôtre, le vôtre </text:span><text:span text:style-name="T274">et savoir écrire ces mots.</text:span></text:p>
      <text:p text:style-name="P110"><text:span text:style-name="T275">Ajouter les accents circonflexes manquants ; q</text:span>uelle est la nature grammaticale des <text:span text:style-name="T296">quatre </text:span>mots ou groupes de mots soulignés ?</text:p>
      <text:p text:style-name="P131"><text:span text:style-name="T217"><text:tab/></text:span><text:span text:style-name="T186">Votre</text:span> chien a bien de la chance d’avoir rencontré notre domestique. Les <text:span text:style-name="T186">votres</text:span> ont évidemment trop de travail mais <text:span text:style-name="T186">le notre</text:span> a le temps d’acheter <text:span text:style-name="T186">notre</text:span><text:span text:style-name="T217"> repas et de flâner dans les rues.</text:span></text:p>
      <text:p text:style-name="P61"><text:span text:style-name="T276">■ </text:span><text:span text:style-name="T259">exercice n°3 : distinguer la nature grammaticale de </text:span><text:span text:style-name="T10">leur</text:span><text:span text:style-name="T9"> </text:span><text:span text:style-name="T274">et savoir accorder ce mot.</text:span></text:p>
      <text:p text:style-name="P74"><text:span text:style-name="T175">Accorder correctement </text:span><text:span text:style-name="T28">leur</text:span><text:span text:style-name="T175"> dans ce texte ; </text:span><text:span text:style-name="T180">q</text:span><text:span text:style-name="T179">uelle est la nature grammaticale des </text:span><text:span text:style-name="T184">cinq </text:span><text:span text:style-name="T179">mots ou groupes de mots soulignés ?</text:span></text:p>
      <text:p text:style-name="P139"><text:span text:style-name="T220"><text:tab/></text:span><text:span text:style-name="T192">L</text:span><text:span text:style-name="T187">eur</text:span><text:span text:style-name="T175"> chiens </text:span><text:span text:style-name="T187">leur</text:span><text:span text:style-name="T218"> ont donné beaucoup de joie mais il </text:span><text:span text:style-name="T187">leur</text:span><text:span text:style-name="T218"> a été impossible de les garder longtemps ; </text:span><text:span text:style-name="T187">leur</text:span><text:span text:style-name="T218"> vétérinaires </text:span><text:span text:style-name="T187">leur</text:span><text:span text:style-name="T218"> ont demandé de les euthanasier.</text:span></text:p>
      <text:p text:style-name="P61"><text:span text:style-name="T276">■ </text:span><text:span text:style-name="T259">exercice n°4 : distinguer la nature grammaticale de </text:span><text:span text:style-name="T10">certain</text:span></text:p>
      <text:p text:style-name="P106">Pour réussir l’exercice :</text:p>
      <text:p text:style-name="P106">* <text:span text:style-name="T214">si </text:span><text:span text:style-name="T11">certain</text:span><text:span text:style-name="T280"> détermine un nom avant lequel il est placé → déterminant indéfini</text:span></text:p>
      <text:p text:style-name="P106"><text:span text:style-name="T237"><text:tab/></text:span><text:span text:style-name="T232">[exemple] </text:span><text:span text:style-name="T201">Certaines</text:span><text:span text:style-name="T240"> remarques étaient déplacées.</text:span></text:p>
      <text:p text:style-name="P106"><text:span text:style-name="T214">* si </text:span><text:span text:style-name="T11">certain</text:span><text:span text:style-name="T280"> peut être remplacé par </text:span><text:span text:style-name="T11">il</text:span><text:span text:style-name="T280"> ou </text:span><text:span text:style-name="T11">ils</text:span><text:span text:style-name="T280"> → pronom indéfini</text:span></text:p>
      <text:p text:style-name="P106"><text:tab/><text:span text:style-name="T174">[exemple]</text:span><text:span text:style-name="T232"> </text:span><text:span text:style-name="T238">J’ai vu </text:span><text:span text:style-name="T68">Certains</text:span><text:span text:style-name="T76"> l’aiment chaud</text:span><text:span text:style-name="T238">, un film avec Marylin Monroe</text:span></text:p>
      <text:p text:style-name="P106"><text:span text:style-name="T215">* sinon → adjectif</text:span></text:p>
      <text:p text:style-name="P106"><text:span text:style-name="T239"><text:tab/></text:span><text:span text:style-name="T232">[exemple] </text:span><text:span text:style-name="T237">J’ai lu </text:span><text:span text:style-name="T75">Un </text:span><text:span text:style-name="T67">certain</text:span><text:span text:style-name="T75"> sourire</text:span><text:span text:style-name="T236"> </text:span><text:span text:style-name="T237">de Françoise Sagan.</text:span></text:p>
      <text:p text:style-name="P63"/>
      <text:p text:style-name="P74"><text:span text:style-name="T181">Q</text:span><text:span text:style-name="T179">uelle est la nature grammaticale des </text:span><text:span text:style-name="T184">cinq </text:span><text:span text:style-name="T179">mots ou groupes de mots soulignés ?</text:span></text:p>
      <text:p text:style-name="P142"><text:span text:style-name="T224"><text:tab/></text:span><text:span text:style-name="T193">C</text:span><text:span text:style-name="T187">ertaines</text:span><text:span text:style-name="T273">[détermi.ind]</text:span><text:span text:style-name="T175"> </text:span><text:span text:style-name="T182">personnes ont de la chance car elles ont de l’humour ; elles ont même </text:span><text:span text:style-name="T194">certains</text:span><text:span text:style-name="T273">[détermi.ind]</text:span><text:span text:style-name="T182"> avantages que d’autres non pas. </text:span><text:span text:style-name="T194">Certains</text:span><text:span text:style-name="T273">[pronom.ind]</text:span><text:span text:style-name="T182">, au contraire, n’ont aucun humour </text:span><text:span text:style-name="T183">et éprouvent sûrement des désagréments </text:span><text:span text:style-name="T195">certains</text:span><text:span text:style-name="T273">[adjec]</text:span><text:span text:style-name="T221"> ! </text:span><text:span text:style-name="T222">Cela est </text:span><text:span text:style-name="T196">certain</text:span><text:span text:style-name="T273">[adjec]</text:span><text:span text:style-name="T223">, n’est-ce pas ?</text:span></text:p>
      <text:p text:style-name="P140"><text:span text:style-name="T223"/></text:p>
      <text:p text:style-name="P61"><text:span text:style-name="T276">■ </text:span><text:span text:style-name="T259">exercice n°5 : distinguer la nature grammaticale de </text:span><text:span text:style-name="T12">tout</text:span></text:p>
      <text:p text:style-name="P106">Pour réussir l’exercice :</text:p>
      <text:p text:style-name="P106">* <text:span text:style-name="T214">si </text:span><text:span text:style-name="T12">tout</text:span><text:span text:style-name="T214"> est déterminé par un déterminant → nom commun</text:span></text:p>
      <text:p text:style-name="P106"><text:tab/><text:span text:style-name="T174">[exemple]</text:span><text:span text:style-name="T232"> </text:span><text:span text:style-name="T242">En mathématiques, l</text:span><text:span text:style-name="T241">e </text:span><text:span text:style-name="T211">tout</text:span><text:span text:style-name="T241"> est la somme des parties.</text:span></text:p>
      <text:p text:style-name="P106">* <text:span text:style-name="T214">si </text:span><text:span text:style-name="T12">tout</text:span><text:span text:style-name="T214"> détermine un nom ou un nombre avant lequel il est placé → déterminant indéfini</text:span></text:p>
      <text:p text:style-name="P106"><text:tab/><text:span text:style-name="T174">[exemple]</text:span><text:span text:style-name="T232"> </text:span><text:span text:style-name="T212">Tous</text:span><text:span text:style-name="T243"> les hommes naissent et demeurent libres et égaux en droit.</text:span></text:p>
      <text:p text:style-name="P106"><text:span text:style-name="T214">* si </text:span><text:span text:style-name="T13">tout</text:span><text:span text:style-name="T214"> peut être remplacé par </text:span><text:span text:style-name="T13">e</text:span><text:span text:style-name="T14">ntièrement</text:span><text:span text:style-name="T214"> → adverbe</text:span></text:p>
      <text:p text:style-name="P106"><text:soft-page-break/><text:tab/><text:span text:style-name="T174">[exemple]</text:span><text:span text:style-name="T232"> </text:span><text:span text:style-name="T244">Elles sont </text:span><text:span text:style-name="T202">toutes</text:span><text:span text:style-name="T244"> trempées.</text:span></text:p>
      <text:p text:style-name="P106"><text:span text:style-name="T215">* sinon → pronom indéfini</text:span></text:p>
      <text:p text:style-name="P106"><text:tab/><text:span text:style-name="T174">[exemple]</text:span><text:span text:style-name="T232"> </text:span><text:span text:style-name="T202">Tout</text:span><text:span text:style-name="T244"> est pour le mieux dans le meilleur des mondes.</text:span></text:p>
      <text:p text:style-name="P106"><text:span text:style-name="T237"/></text:p>
      <text:p text:style-name="P74"><text:span text:style-name="T181">Q</text:span><text:span text:style-name="T179">uelle est la nature grammaticale des mots ou groupes de mots soulignés ?</text:span></text:p>
      <text:p text:style-name="P78"><text:span text:style-name="T179"><text:tab/></text:span><text:span text:style-name="T54">T</text:span><text:span text:style-name="T53">out</text:span><text:span text:style-name="T262">[pronom indéfini]</text:span><text:span text:style-name="T28"> va bien sauf que </text:span><text:span text:style-name="T53">toutes</text:span><text:span text:style-name="T262">[</text:span><text:span text:style-name="T263">déterm.</text:span><text:span text:style-name="T262">indéfini]</text:span><text:span text:style-name="T28"> les personnes présentes sont </text:span><text:span text:style-name="T53">toutes</text:span><text:span text:style-name="T262">[</text:span><text:span text:style-name="T264">adv.</text:span><text:span text:style-name="T262">]</text:span><text:span text:style-name="T28"> tremblantes à l’idée que </text:span><text:span text:style-name="T53">tous</text:span><text:span text:style-name="T262">[</text:span><text:span text:style-name="T267">déterminant </text:span><text:span text:style-name="T262">indéfini]</text:span><text:span text:style-name="T28"> deux aillent à Paris. </text:span><text:span text:style-name="T53">Tout</text:span><text:span text:style-name="T262">[</text:span><text:span text:style-name="T265">déterm. </text:span><text:span text:style-name="T262">indéfini]</text:span><text:span text:style-name="T28"> le monde court et chacun pense avoir </text:span><text:span text:style-name="T53">tout</text:span><text:span text:style-name="T262">[</text:span><text:span text:style-name="T266">adv.</text:span><text:span text:style-name="T262">]</text:span><text:span text:style-name="T28"> compris. Le </text:span><text:span text:style-name="T53">tout</text:span><text:span text:style-name="T262">[</text:span><text:span text:style-name="T266">nom commun</text:span><text:span text:style-name="T262">]</text:span><text:span text:style-name="T28"> est pourtant plus grand que la partie ! </text:span><text:span text:style-name="T55">Tout</text:span><text:span text:style-name="T262">[pronom indéfini]</text:span><text:span text:style-name="T46"> e</text:span><text:span text:style-name="T47">st étrange ici !</text:span></text:p>
      <text:p text:style-name="P61"><text:span text:style-name="T276">■ </text:span><text:span text:style-name="T259">exercice n°6 : distinguer la nature grammaticale de </text:span><text:span text:style-name="T15">un</text:span></text:p>
      <text:p text:style-name="P122">Pour réussir l’exercice :</text:p>
      <text:p text:style-name="P116">* <text:span text:style-name="T283">dans l’expression </text:span><text:span text:style-name="T16">l’un de… </text:span><text:span text:style-name="T283">→ pronom indéfini</text:span></text:p>
      <text:p text:style-name="P102"><text:tab/><text:span text:style-name="T174">[exemple]</text:span><text:span text:style-name="T232"> </text:span><text:span text:style-name="T245">L’</text:span><text:span text:style-name="T203">un</text:span><text:span text:style-name="T245"> d’entre eux est de trop.</text:span></text:p>
      <text:p text:style-name="P122">* si <text:span text:style-name="T1">un</text:span> peut être remplacé par <text:span text:style-name="T17">un certain</text:span> → <text:span text:style-name="T284">déterminant article indéfini</text:span></text:p>
      <text:p text:style-name="P106"><text:tab/><text:span text:style-name="T174">[exemple]</text:span><text:span text:style-name="T232"> </text:span><text:span text:style-name="T203">Un</text:span><text:span text:style-name="T245"> beau jour, ou peut-être </text:span><text:span text:style-name="T203">une</text:span><text:span text:style-name="T245"> nuit…</text:span><text:span text:style-name="T233"> </text:span></text:p>
      <text:p text:style-name="P122">* sinon → déterminant numéral cardinal</text:p>
      <text:p text:style-name="P106"><text:tab/><text:span text:style-name="T174">[exemple]</text:span><text:span text:style-name="T232"> </text:span><text:span text:style-name="T246">Vous n’avez récupéré qu’</text:span><text:span text:style-name="T204">un</text:span><text:span text:style-name="T246"> seul élève !</text:span></text:p>
      <text:p text:style-name="P106"><text:span text:style-name="T237"/></text:p>
      <text:p text:style-name="P74"><text:span text:style-name="T181">Q</text:span><text:span text:style-name="T179">uelle est la nature grammaticale des </text:span><text:span text:style-name="T185">huit </text:span><text:span text:style-name="T179">mots ou groupes de mots soulignés ?</text:span></text:p>
      <text:p text:style-name="P80"><text:span text:style-name="T179"><text:tab/></text:span><text:span text:style-name="T28">L’</text:span><text:span text:style-name="T53">un</text:span><text:span text:style-name="T268">[pronom indé]</text:span><text:span text:style-name="T28"> de mes ancêtres était </text:span><text:span text:style-name="T53">un</text:span><text:span text:style-name="T268">[</text:span><text:span text:style-name="T269">DAI</text:span><text:span text:style-name="T268">]</text:span><text:span text:style-name="T28"> fort bel homme. Celui-ci s’amusait à regarder les oiseaux et tirait alors plusieurs coups de feux. </text:span><text:span text:style-name="T53">Un</text:span><text:span text:style-name="T268">[</text:span><text:span text:style-name="T269">D</text:span><text:span text:style-name="T270">NC</text:span><text:span text:style-name="T268">]</text:span><text:span text:style-name="T28"> ! Deux ! Trois ! </text:span><text:span text:style-name="T53">Un</text:span><text:span text:style-name="T268">[</text:span><text:span text:style-name="T269">DAI</text:span><text:span text:style-name="T268">]</text:span><text:span text:style-name="T28"> jour, </text:span><text:span text:style-name="T53">un</text:span><text:span text:style-name="T268">[</text:span><text:span text:style-name="T269">DAI</text:span><text:span text:style-name="T268">]</text:span><text:span text:style-name="T69"> inconnu s’approcha de lui </text:span><text:span text:style-name="T70">et tira d’</text:span><text:span text:style-name="T56">un</text:span><text:span text:style-name="T268">[</text:span><text:span text:style-name="T269">DAI</text:span><text:span text:style-name="T268">]</text:span><text:span text:style-name="T70"> coup sec – </text:span><text:span text:style-name="T56">un</text:span><text:span text:style-name="T268">[</text:span><text:span text:style-name="T269">D</text:span><text:span text:style-name="T270">NC</text:span><text:span text:style-name="T268">]</text:span><text:span text:style-name="T70"> seul coup suffit ! - sur </text:span><text:span text:style-name="T71">ses gants</text:span><text:span text:style-name="T70">. </text:span><text:span text:style-name="T71">L’</text:span><text:span text:style-name="T57">un</text:span><text:span text:style-name="T268">[pronom indé]</text:span><text:span text:style-name="T71"> d’eux appartenait à ma mère.</text:span></text:p>
      <text:p text:style-name="P61"/>
      <text:p text:style-name="P61"><text:span text:style-name="T276">■ </text:span><text:span text:style-name="T259">exercice n°7 : distinguer la nature grammaticale de </text:span><text:span text:style-name="T18">le, la, les</text:span></text:p>
      <text:p text:style-name="P74"><text:span text:style-name="T225">Q</text:span><text:span text:style-name="T224">uelle est la nature grammaticale des </text:span><text:span text:style-name="T228">sept </text:span><text:span text:style-name="T224">mots ou groupes de mots soulignés ?</text:span></text:p>
      <text:p text:style-name="P144"><text:span text:style-name="T224"><text:tab/></text:span><text:span text:style-name="T193">L</text:span><text:span text:style-name="T187">a</text:span><text:span text:style-name="T218"> voiture que nous achetons semble intéressante. Elle plaît aux enfants qui en discutent entre eux. Elle </text:span><text:span text:style-name="T187">les</text:span><text:span text:style-name="T218"> fait parler avec ravissement pendant toute </text:span><text:span text:style-name="T187">la</text:span><text:span text:style-name="T218"> journée. </text:span></text:p>
      <text:p text:style-name="P144"><text:span text:style-name="T218"><text:tab/>Je n’arrive pas à </text:span><text:span text:style-name="T187">le</text:span><text:span text:style-name="T218"> croire : quand vient </text:span><text:span text:style-name="T187">le</text:span><text:span text:style-name="T218"> soir, </text:span><text:span text:style-name="T187">les</text:span><text:span text:style-name="T218"> enfants ne </text:span><text:span text:style-name="T187">l’</text:span><text:span text:style-name="T218">oublient pas !</text:span></text:p>
      <text:p text:style-name="P30"><text:span text:style-name="T123"/></text:p>
      <text:p text:style-name="P61"><text:span text:style-name="T276">■ </text:span><text:span text:style-name="T259">exercice n°8 : distinguer la nature grammaticale de </text:span><text:span text:style-name="T20">on</text:span></text:p>
      <text:p text:style-name="P122">Pour réussir l’exercice :</text:p>
      <text:p text:style-name="P116">* <text:span text:style-name="T286">si le </text:span><text:span text:style-name="T19">on</text:span><text:span text:style-name="T286"> ne fait que remplacer un </text:span><text:span text:style-name="T19">nous</text:span><text:span text:style-name="T286"> comme cela est possible dans la langue parlée → pronom personnel</text:span></text:p>
      <text:p text:style-name="P122">* sinon → <text:span text:style-name="T286">pronom indéfini</text:span></text:p>
      <text:p text:style-name="P122"><text:span text:style-name="T48"/></text:p>
      <text:p text:style-name="P74"><text:span text:style-name="T225">Q</text:span><text:span text:style-name="T224">uelle est la nature grammaticale des deux mots ou groupes de mots soulignés ?</text:span></text:p>
      <text:p text:style-name="P76"><text:span text:style-name="T72"><text:tab/></text:span><text:span text:style-name="T73">Nous pensions le connaître mais aujourd’hui </text:span><text:span text:style-name="T58">on</text:span><text:span text:style-name="T73"> doit se rendre à l’évidence.</text:span></text:p>
      <text:p text:style-name="P139"><text:soft-page-break/><text:span text:style-name="T226"><text:tab/></text:span><text:span text:style-name="T197">On</text:span><text:span text:style-name="T226"> a souvent besoin d’un plus petit que soi.</text:span></text:p>
      <text:p text:style-name="P61"><text:span text:style-name="T276"/></text:p>
      <text:p text:style-name="P61"><text:span text:style-name="T276">■ </text:span><text:span text:style-name="T259">exercice n°9 : distinguer la nature grammaticale de </text:span><text:span text:style-name="T21">que</text:span></text:p>
      <text:p text:style-name="P122">Pour réussir l’exercice :</text:p>
      <text:p text:style-name="P116">* <text:span text:style-name="T287">si </text:span><text:span text:style-name="T21">que</text:span><text:span text:style-name="T287"> introduit une phrase exclamative→ adverbe exclamatif</text:span></text:p>
      <text:p text:style-name="P102"><text:tab/><text:span text:style-name="T174">[exemple]</text:span><text:span text:style-name="T232"> </text:span><text:span text:style-name="T205">Que</text:span><text:span text:style-name="T247"> </text:span><text:span text:style-name="T254">de bons souvenirs !</text:span></text:p>
      <text:p text:style-name="P116">* <text:span text:style-name="T287">si </text:span><text:span text:style-name="T21">que</text:span><text:span text:style-name="T287"> introduit une phrase interrogative → pronom interrogatif</text:span></text:p>
      <text:p text:style-name="P102"><text:tab/><text:span text:style-name="T174">[exemple]</text:span><text:span text:style-name="T232"> </text:span><text:span text:style-name="T206">Que</text:span><text:span text:style-name="T248"> </text:span><text:span text:style-name="T255">me</text:span><text:span text:style-name="T248"> </text:span><text:span text:style-name="T255">veux-tu ? Je pense que j’ai tout dit.</text:span></text:p>
      <text:p text:style-name="P116">* <text:span text:style-name="T289">si </text:span><text:span text:style-name="T22">que </text:span><text:span text:style-name="T289">complète un groupe nominal et qu’il commence une proposition subordonnée →</text:span></text:p>
      <text:p text:style-name="P116"><text:s text:c="3"/><text:span text:style-name="T289">pronom relatif</text:span></text:p>
      <text:p text:style-name="P102"><text:tab/><text:span text:style-name="T174">[exemple]</text:span><text:span text:style-name="T232"> </text:span><text:span text:style-name="T237">J’ai lu </text:span><text:span text:style-name="T249">un livre </text:span><text:span text:style-name="T207">que</text:span><text:span text:style-name="T249"> tu avais déjà lu.</text:span></text:p>
      <text:p text:style-name="P116"><text:span text:style-name="T22">* </text:span><text:span text:style-name="T290">sinon</text:span><text:span text:style-name="T22">→ </text:span><text:span text:style-name="T288">conjonction de subordination</text:span></text:p>
      <text:p text:style-name="P106"><text:span text:style-name="T285"><text:tab/></text:span><text:span text:style-name="T174">[exemple]</text:span><text:span text:style-name="T234"> </text:span><text:span text:style-name="T250">Je crois </text:span><text:span text:style-name="T208">que</text:span><text:span text:style-name="T250"> j</text:span><text:span text:style-name="T237">’ai lu </text:span><text:span text:style-name="T249">un livre que tu a</text:span><text:span text:style-name="T251">s</text:span><text:span text:style-name="T249"> déjà lu.</text:span></text:p>
      <text:p text:style-name="P106"><text:span text:style-name="T237"/></text:p>
      <text:p text:style-name="P74"><text:span text:style-name="T225">Q</text:span><text:span text:style-name="T224">uelle est la nature grammaticale des mots ou groupes de mots soulignés ?</text:span></text:p>
      <text:p text:style-name="P84"><text:span text:style-name="T72"><text:tab/></text:span><text:span text:style-name="T54">Q</text:span><text:span text:style-name="T53">ue</text:span><text:span text:style-name="T69"> tu es bête ! </text:span><text:span text:style-name="T53">Que</text:span><text:span text:style-name="T69"> veux-tu, c’est ainsi </text:span><text:span text:style-name="T53">que</text:span><text:span text:style-name="T69"> je vois les choses. Je crois </text:span><text:span text:style-name="T53">qu</text:span><text:span text:style-name="T69">’il n’aime pas </text:span><text:span text:style-name="T53">que</text:span><text:span text:style-name="T69"> je m’occupe des lettres </text:span><text:span text:style-name="T53">que</text:span><text:span text:style-name="T69"> je lui ai écrites.</text:span></text:p>
      <text:p text:style-name="P61"><text:span text:style-name="T276">■ </text:span><text:span text:style-name="T259">exercice n°10 : distinguer la nature grammaticale de </text:span><text:span text:style-name="T23">personne</text:span></text:p>
      <text:p text:style-name="P122">Pour réussir l’exercice :</text:p>
      <text:p text:style-name="P116">* <text:span text:style-name="T287">si </text:span><text:span text:style-name="T24">personne</text:span><text:span text:style-name="T287"> est introduit par un déterminant → nom commun </text:span></text:p>
      <text:p text:style-name="P116"><text:span text:style-name="T22">* </text:span><text:span text:style-name="T290">sinon</text:span><text:span text:style-name="T22">→ </text:span><text:span text:style-name="T290">pronom indéfini</text:span></text:p>
      <text:p text:style-name="P122"><text:span text:style-name="T48"/></text:p>
      <text:p text:style-name="P74"><text:span text:style-name="T225">Q</text:span><text:span text:style-name="T224">uelle est la nature grammaticale des </text:span><text:span text:style-name="T229">quatre </text:span><text:span text:style-name="T224">mots ou groupes de mots soulignés ?</text:span></text:p>
      <text:p text:style-name="P84"><text:span text:style-name="T72"><text:tab/></text:span><text:span text:style-name="T65">Personne</text:span><text:span text:style-name="T74"> n’aime reconnaître ses erreurs mais je connais une </text:span><text:span text:style-name="T65">personne</text:span><text:span text:style-name="T74"> au moins qui en est capable. Tu sais, </text:span><text:span text:style-name="T65">personne</text:span><text:span text:style-name="T74"> ne pourra l’avouer à haute voix mais il est des </text:span><text:span text:style-name="T65">personnes</text:span><text:span text:style-name="T74"> de ma connaissance qui en sont capables.</text:span></text:p>
      <text:p text:style-name="P81"><text:span text:style-name="T74"/></text:p>
      <text:p text:style-name="P61"><text:span text:style-name="T276">■ </text:span><text:span text:style-name="T259">exercice n°11 : distinguer la nature grammaticale de </text:span><text:span text:style-name="T25">ce</text:span></text:p>
      <text:p text:style-name="P122">Pour réussir l’exercice :</text:p>
      <text:p text:style-name="P116">* <text:span text:style-name="T287">si </text:span><text:span text:style-name="T25">ce</text:span><text:span text:style-name="T287"> détermine un nom commun → déterminant démonstratif</text:span></text:p>
      <text:p text:style-name="P102"><text:span text:style-name="T252"><text:tab/></text:span><text:span text:style-name="T232">[exemple]</text:span><text:span text:style-name="T234"> </text:span><text:span text:style-name="T207">C</text:span><text:span text:style-name="T209">e</text:span><text:span text:style-name="T253"> livre est trop long pour moi.</text:span></text:p>
      <text:p text:style-name="P116"><text:span text:style-name="T22">* </text:span><text:span text:style-name="T290">sinon</text:span><text:span text:style-name="T22">→ </text:span><text:span text:style-name="T290">pronom démonstratif</text:span></text:p>
      <text:p text:style-name="P116"><text:tab/><text:span text:style-name="T174">[exemple]</text:span><text:span text:style-name="T234"> </text:span><text:span text:style-name="T253">Que </text:span><text:span text:style-name="T209">c’</text:span><text:span text:style-name="T253">est ennuyant !</text:span></text:p>
      <text:p text:style-name="P116"/>
      <text:p text:style-name="P73"><text:span text:style-name="T225">Q</text:span><text:span text:style-name="T224">uelle est la nature grammaticale des </text:span><text:span text:style-name="T230">quatre </text:span><text:span text:style-name="T224">mots ou groupes de mots soulignés ?</text:span></text:p>
      <text:p text:style-name="P133"><text:span text:style-name="T257"><text:tab/></text:span><text:span text:style-name="T213">Ce</text:span><text:span text:style-name="T257"> n’est pas normal ! </text:span><text:span text:style-name="T213">Ce</text:span><text:span text:style-name="T257"> poster ne colle pas sur le</text:span><text:span text:style-name="T258">s</text:span><text:span text:style-name="T257"> mur</text:span><text:span text:style-name="T258">s</text:span><text:span text:style-name="T257"> et ça commence à m’énerver. </text:span><text:span text:style-name="T213">C</text:span><text:span text:style-name="T257">’est inacceptable ! </text:span><text:span text:style-name="T231">Je vais de </text:span><text:span text:style-name="T199">ce</text:span><text:span text:style-name="T231"> pas dénoncer la personne qui s’en est occupé</text:span><text:span text:style-name="T256">e</text:span><text:span text:style-name="T231">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Ubuntu" svg:font-family="Ubuntu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13e2940" officeooo:paragraph-rsid="013e294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Les natures de mot pouvant poser problème (cycle 4) <text:tab/><text:tab/>page <text:page-number text:select-page="current">10</text:page-number><text:s/>/ 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21:41:58.661121364</meta:creation-date>
    <dc:date>2021-03-18T08:05:43.810848708</dc:date>
    <meta:editing-duration>PT10H22M</meta:editing-duration>
    <meta:editing-cycles>228</meta:editing-cycles>
    <meta:generator>LibreOffice/6.0.7.3$Linux_X86_64 LibreOffice_project/00m0$Build-3</meta:generator>
    <meta:print-date>2021-03-18T00:00:47.405011612</meta:print-date>
    <meta:document-statistic meta:table-count="0" meta:image-count="0" meta:object-count="0" meta:page-count="10" meta:paragraph-count="302" meta:word-count="3639" meta:character-count="21334" meta:non-whitespace-character-count="17634"/>
  </office:meta>
</office:document-meta>
</file>